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Cumberland AMT" svg:font-family="'Cumberland AMT'" style:font-family-generic="modern" style:font-pitch="fixed"/>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automatic-styles>
    <style:style style:name="P1" style:family="paragraph" style:parent-style-name="Code">
      <style:text-properties fo:font-style="normal" style:font-style-asian="normal" style:font-style-complex="normal"/>
    </style:style>
    <style:style style:name="P2" style:family="paragraph" style:parent-style-name="Code_20_Last">
      <style:text-properties fo:font-style="normal" style:font-style-asian="normal" style:font-style-complex="normal"/>
    </style:style>
    <style:style style:name="P3" style:family="paragraph" style:parent-style-name="Body_20_Text_20_Cont">
      <style:text-properties fo:font-style="normal" fo:font-weight="normal" style:font-style-asian="normal" style:font-weight-asian="normal" style:font-style-complex="normal" style:font-weight-complex="normal"/>
    </style:style>
    <style:style style:name="P4" style:family="paragraph" style:parent-style-name="Code">
      <style:text-properties fo:font-style="normal" fo:font-weight="normal" style:font-style-asian="normal" style:font-weight-asian="normal" style:font-style-complex="normal" style:font-weight-complex="normal"/>
    </style:style>
    <style:style style:name="P5" style:family="paragraph" style:parent-style-name="Body_20_Text_20_First">
      <style:text-properties fo:font-weight="normal" style:font-weight-asian="normal" style:font-weight-complex="normal"/>
    </style:style>
    <style:style style:name="P6" style:family="paragraph" style:parent-style-name="Body_20_Text">
      <style:text-properties fo:font-weight="normal" style:font-weight-asian="normal" style:font-weight-complex="normal"/>
    </style:style>
    <style:style style:name="P7" style:family="paragraph" style:parent-style-name="Body_20_Text_20_Cont">
      <style:paragraph-properties fo:orphans="2" fo:widows="2"/>
    </style:style>
    <style:style style:name="P8" style:family="paragraph" style:parent-style-name="Code">
      <style:text-properties fo:font-style="normal" style:font-style-asian="normal" style:font-style-complex="normal"/>
    </style:style>
    <style:style style:name="P9" style:family="paragraph" style:parent-style-name="Code_20_Last">
      <style:text-properties fo:font-style="normal" style:font-style-asian="normal" style:font-style-complex="normal"/>
    </style:style>
    <style:style style:name="P10" style:family="paragraph" style:parent-style-name="Body_20_Text_20_Cont">
      <style:text-properties fo:font-style="normal" style:font-style-asian="normal" style:font-style-complex="normal"/>
    </style:style>
    <style:style style:name="P11" style:family="paragraph" style:parent-style-name="Body_20_Text_20_Cont">
      <style:paragraph-properties fo:orphans="2" fo:widows="2"/>
    </style:style>
    <style:style style:name="P12" style:family="paragraph" style:parent-style-name="Body_20_Text_20_Cont">
      <style:text-properties fo:font-weight="bold" style:font-weight-asian="bold" style:font-weight-complex="bold"/>
    </style:style>
    <style:style style:name="P13" style:family="paragraph" style:parent-style-name="Body_20_Text">
      <style:text-properties fo:font-weight="normal" style:font-weight-asian="normal" style:font-weight-complex="normal"/>
    </style:style>
    <style:style style:name="P14" style:family="paragraph" style:parent-style-name="Body_20_Text">
      <style:text-properties fo:font-style="normal" style:font-style-asian="normal" style:font-style-complex="normal"/>
    </style:style>
    <style:style style:name="P15" style:family="paragraph" style:parent-style-name="Body_20_Text">
      <style:text-properties fo:font-weight="bold" style:font-weight-asian="bold" style:font-weight-complex="bold"/>
    </style:style>
    <style:style style:name="P16" style:family="paragraph" style:parent-style-name="Heading_20_1">
      <style:text-properties fo:font-weight="bold" style:font-weight-asian="bold" style:font-weight-complex="bold"/>
    </style:style>
    <style:style style:name="P17" style:family="paragraph" style:parent-style-name="Heading_20_1">
      <style:text-properties fo:font-style="normal" style:font-style-asian="normal" style:font-style-complex="normal"/>
    </style:style>
    <style:style style:name="P18" style:family="paragraph" style:parent-style-name="Figure_20_Caption">
      <style:text-properties fo:font-style="italic" style:font-style-asian="italic" style:font-style-complex="italic"/>
    </style:style>
    <style:style style:name="P19" style:family="paragraph" style:parent-style-name="Code_20_Caption">
      <style:text-properties fo:font-style="italic" style:font-style-asian="italic" style:font-style-complex="italic"/>
    </style:style>
    <style:style style:name="P20" style:family="paragraph" style:parent-style-name="Results_20_First">
      <style:text-properties fo:font-style="normal" style:font-style-asian="normal" style:font-style-complex="normal"/>
    </style:style>
    <style:style style:name="P21" style:family="paragraph" style:parent-style-name="Results_20_Last">
      <style:text-properties fo:font-style="normal" style:font-style-asian="normal" style:font-style-complex="normal"/>
    </style:style>
    <style:style style:name="P22" style:family="paragraph" style:parent-style-name="Body_20_Text_20_First">
      <style:text-properties fo:font-style="normal" style:font-style-asian="normal" style:font-style-complex="normal"/>
    </style:style>
    <style:style style:name="P23" style:family="paragraph" style:parent-style-name="Body_20_Text_20_First">
      <style:text-properties fo:font-style="normal" fo:font-weight="normal" style:font-style-asian="normal" style:font-weight-asian="normal" style:font-style-complex="normal" style:font-weight-complex="normal"/>
    </style:style>
    <style:style style:name="P24" style:family="paragraph" style:parent-style-name="Body_20_Text_20_First">
      <style:text-properties fo:font-weight="normal" style:font-weight-asian="normal" style:font-weight-complex="normal"/>
    </style:style>
    <style:style style:name="P25" style:family="paragraph" style:parent-style-name="Code_20_Bold">
      <style:text-properties fo:font-style="normal" style:font-style-asian="normal" style:font-style-complex="normal"/>
    </style:style>
    <style:style style:name="P26" style:family="paragraph" style:parent-style-name="Code_20_First">
      <style:text-properties fo:font-style="normal" style:font-style-asian="normal" style:font-style-complex="normal"/>
    </style:style>
    <style:style style:name="P27" style:family="paragraph" style:parent-style-name="Results">
      <style:text-properties fo:font-style="normal" style:font-style-asian="normal" style:font-style-complex="normal"/>
    </style:style>
    <style:style style:name="P28" style:family="paragraph" style:parent-style-name="Body_20_Text_20_Cont">
      <style:text-properties fo:font-style="normal" fo:font-weight="normal" style:font-style-asian="normal" style:font-weight-asian="normal" style:font-style-complex="normal" style:font-weight-complex="normal"/>
    </style:style>
    <style:style style:name="P29" style:family="paragraph" style:parent-style-name="Body_20_Text_20_Cont">
      <style:paragraph-properties fo:orphans="2" fo:widows="2"/>
    </style:style>
    <style:style style:name="P30" style:family="paragraph" style:parent-style-name="Chapter_20_Number" style:master-page-name="Standard">
      <style:paragraph-properties style:page-number="auto"/>
    </style:style>
    <style:style style:name="P31" style:family="paragraph" style:parent-style-name="Body_20_Text">
      <style:text-properties fo:font-weight="normal" style:font-weight-asian="normal" style:font-weight-complex="normal"/>
    </style:style>
    <style:style style:name="P32" style:family="paragraph" style:parent-style-name="Body_20_Text_20_First">
      <style:text-properties fo:font-weight="normal" style:font-weight-asian="normal" style:font-weight-complex="normal"/>
    </style:style>
    <style:style style:name="P33" style:family="paragraph" style:parent-style-name="Code_20_Last">
      <style:text-properties fo:font-style="normal" style:font-style-asian="normal" style:font-style-complex="normal"/>
    </style:style>
    <style:style style:name="P34" style:family="paragraph" style:parent-style-name="Code">
      <style:text-properties fo:font-style="normal" style:font-style-asian="normal" style:font-style-complex="normal"/>
    </style:style>
    <style:style style:name="P35" style:family="paragraph" style:parent-style-name="Code">
      <style:text-properties fo:font-style="normal" fo:font-weight="normal" style:font-style-asian="normal" style:font-weight-asian="normal" style:font-style-complex="normal" style:font-weight-complex="normal"/>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style style:name="T4" style:family="text">
      <style:text-properties fo:language="en" fo:country="US" style:font-name-asian="Times New Roman" style:font-name-complex="Times New Roman" style:language-complex="ar" style:country-complex="SA"/>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fo:font-weight="normal" style:font-weight-asian="normal" style:font-weight-complex="normal"/>
    </style:style>
    <style:style style:name="T9" style:family="text">
      <style:text-properties fo:language="en" fo:country="US" style:font-name-asian="Times New Roman" style:font-name-complex="Times New Roman" style:language-complex="ar" style:country-complex="SA"/>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weight="bold" style:font-weight-asian="bold" style:font-weight-complex="bold"/>
    </style:style>
    <number:number-style style:name="N0">
      <number:number number:min-integer-digits="1"/>
    </number:number-style>
  </office:automatic-styles>
  <office:body>
    <office:text text:use-soft-page-breaks="true">
      <office:forms form:automatic-focus="false" form:apply-design-mode="false"/>
      <text:tracked-changes>
        <text:changed-region text:id="ct153024160">
          <text:insertion>
            <office:change-info>
              <dc:creator>Ray Lischner</dc:creator>
              <dc:date>2008-10-03T22:59:00</dc:date>
            </office:change-info>
          </text:insertion>
        </text:changed-region>
        <text:changed-region text:id="ct165227584">
          <text:deletion>
            <office:change-info>
              <dc:creator>Ray Lischner</dc:creator>
              <dc:date>2008-10-03T22:59:00</dc:date>
            </office:change-info>
            <text:p text:style-name="P1"><text:s/></text:p>
          </text:deletion>
        </text:changed-region>
        <text:changed-region text:id="ct140812720">
          <text:insertion>
            <office:change-info>
              <dc:creator>Ray Lischner</dc:creator>
              <dc:date>2008-10-03T22:59:00</dc:date>
            </office:change-info>
          </text:insertion>
        </text:changed-region>
        <text:changed-region text:id="ct168680064">
          <text:insertion>
            <office:change-info>
              <dc:creator>Ray Lischner</dc:creator>
              <dc:date>2008-10-03T22:59:00</dc:date>
            </office:change-info>
          </text:insertion>
        </text:changed-region>
        <text:changed-region text:id="ct144151128">
          <text:deletion>
            <office:change-info>
              <dc:creator>Ray Lischner</dc:creator>
              <dc:date>2008-10-03T22:59:00</dc:date>
            </office:change-info>
            <text:p text:style-name="P1"><text:s/></text:p>
          </text:deletion>
        </text:changed-region>
        <text:changed-region text:id="ct153027680">
          <text:deletion>
            <office:change-info>
              <dc:creator>Ray Lischner</dc:creator>
              <dc:date>2008-10-04T20:18:00</dc:date>
            </office:change-info>
            <text:p text:style-name="Body_20_Text_20_First"><text:span text:style-name="T1">(</text:span></text:p>
          </text:deletion>
        </text:changed-region>
        <text:changed-region text:id="ct151516528">
          <text:deletion>
            <office:change-info>
              <dc:creator>Ray Lischner</dc:creator>
              <dc:date>2008-10-04T20:18:00</dc:date>
            </office:change-info>
            <text:p text:style-name="Body_20_Text_20_First"><text:span text:style-name="T1">)</text:span></text:p>
          </text:deletion>
        </text:changed-region>
        <text:changed-region text:id="ct175526208">
          <text:insertion>
            <office:change-info>
              <dc:creator>Ray Lischner</dc:creator>
              <dc:date>2008-10-04T20:18:00</dc:date>
            </office:change-info>
          </text:insertion>
        </text:changed-region>
        <text:changed-region text:id="ct173185856">
          <text:format-change>
            <office:change-info>
              <dc:creator>Ray Lischner</dc:creator>
              <dc:date>2008-10-05T12:36:00</dc:date>
            </office:change-info>
          </text:format-change>
        </text:changed-region>
        <text:changed-region text:id="ct155004928">
          <text:insertion>
            <office:change-info>
              <dc:creator>Ray Lischner</dc:creator>
              <dc:date>2008-10-03T22:59:00</dc:date>
            </office:change-info>
          </text:insertion>
        </text:changed-region>
        <text:changed-region text:id="ct151598288">
          <text:deletion>
            <office:change-info>
              <dc:creator>Ray Lischner</dc:creator>
              <dc:date>2008-10-03T22:59:00</dc:date>
            </office:change-info>
            <text:p text:style-name="Code_20_Bold"><text:s/></text:p>
          </text:deletion>
        </text:changed-region>
        <text:changed-region text:id="ct164713152">
          <text:insertion>
            <office:change-info>
              <dc:creator>Ray Lischner</dc:creator>
              <dc:date>2008-10-03T22:59:00</dc:date>
            </office:change-info>
          </text:insertion>
        </text:changed-region>
        <text:changed-region text:id="ct142891672">
          <text:insertion>
            <office:change-info>
              <dc:creator>Ray Lischner</dc:creator>
              <dc:date>2008-10-03T22:59:00</dc:date>
            </office:change-info>
          </text:insertion>
        </text:changed-region>
        <text:changed-region text:id="ct166651752">
          <text:deletion>
            <office:change-info>
              <dc:creator>Ray Lischner</dc:creator>
              <dc:date>2008-10-03T22:59:00</dc:date>
            </office:change-info>
            <text:p text:style-name="P1"><text:s/></text:p>
          </text:deletion>
        </text:changed-region>
        <text:changed-region text:id="ct159656392">
          <text:insertion>
            <office:change-info>
              <dc:creator>Ray Lischner</dc:creator>
              <dc:date>2008-10-03T22:59:00</dc:date>
            </office:change-info>
          </text:insertion>
        </text:changed-region>
        <text:changed-region text:id="ct155550912">
          <text:insertion>
            <office:change-info>
              <dc:creator>Ray Lischner</dc:creator>
              <dc:date>2008-10-03T22:59:00</dc:date>
            </office:change-info>
          </text:insertion>
        </text:changed-region>
        <text:changed-region text:id="ct175368472">
          <text:insertion>
            <office:change-info>
              <dc:creator>Ray Lischner</dc:creator>
              <dc:date>2008-10-03T22:59:00</dc:date>
            </office:change-info>
          </text:insertion>
        </text:changed-region>
        <text:changed-region text:id="ct139795528">
          <text:insertion>
            <office:change-info>
              <dc:creator>Ray Lischner</dc:creator>
              <dc:date>2008-10-04T20:28:00</dc:date>
            </office:change-info>
          </text:insertion>
        </text:changed-region>
        <text:changed-region text:id="ct157094200">
          <text:insertion>
            <office:change-info>
              <dc:creator>Ray Lischner</dc:creator>
              <dc:date>2008-10-04T20:29:00</dc:date>
            </office:change-info>
          </text:insertion>
        </text:changed-region>
        <text:changed-region text:id="ct155383512">
          <text:insertion>
            <office:change-info>
              <dc:creator>Ray Lischner</dc:creator>
              <dc:date>2008-10-04T20:24:00</dc:date>
            </office:change-info>
          </text:insertion>
        </text:changed-region>
        <text:changed-region text:id="ct162446120">
          <text:insertion>
            <office:change-info>
              <dc:creator>Ray Lischner</dc:creator>
              <dc:date>2008-10-04T20:25:00</dc:date>
            </office:change-info>
          </text:insertion>
        </text:changed-region>
        <text:changed-region text:id="ct165022144">
          <text:deletion>
            <office:change-info>
              <dc:creator>Ray Lischner</dc:creator>
              <dc:date>2008-10-04T20:28:00</dc:date>
            </office:change-info>
            <text:p text:style-name="Body_20_Text"><text:span text:style-name="T2">Because the most-derived class must initialize a virtual base class, that means whoever writes the most-derived class must be aware of any virtual base classes anywhere in the class hierarchy for all the ancestor classes of the most-derived class. This is quite a burden on the programmer.</text:span><text:span text:style-name="T2"><office:annotation><dc:creator>FWG</dc:creator><dc:date>2008-09-17T00:00:00</dc:date><text:p>This is not exactly true. The writer of the most</text:p><text:p>derived class only needs to be aware of a </text:p><text:p>virtual base class if that class is using a non-</text:p><text:p>default constructor. Also note that a virtual</text:p><text:p>base class sub-object must be constructed</text:p><text:p>by the most derived class however many layers</text:p><text:p>of derivation exist.</text:p><text:p/><text:p>---- FWG, 09/17/2008, 00:39 ----</text:p><text:p/></office:annotation></text:span></text:p>
            <text:p text:style-name="Body_20_Text"><text:span text:style-name="T2">To avoid imposing this burden on all users of your class, the best way to work with virtual base classes is to ensure that the virtual base class has a default constructor. That way the most-derived class does not need to construct every virtual base class explicitly. The compiler ensures that any virtual base class is constructed exactly once, when the most-derived class is constructed</text:span><text:span text:style-name="T2"><office:annotation><dc:creator>FWG</dc:creator><dc:date>2008-09-17T00:00:00</dc:date><text:p>OK, but I think you should revise the previous </text:p><text:p>paragraph because the last two sentences</text:p><text:p>are specific to the case where no default</text:p><text:p>constructor is used. Also note that it is asking</text:p><text:p>for trouble to have a default constructor and</text:p><text:p>some other constructor.</text:p><text:p/><text:p>---- FWG, 09/17/2008, 00:42 ----</text:p><text:p/></office:annotation></text:span><text:span text:style-name="T2">.</text:span></text:p>
          </text:deletion>
        </text:changed-region>
        <text:changed-region text:id="ct166520952">
          <text:insertion>
            <office:change-info>
              <dc:creator>Ray Lischner</dc:creator>
              <dc:date>2008-10-04T20:29:00</dc:date>
            </office:change-info>
          </text:insertion>
        </text:changed-region>
        <text:changed-region text:id="ct160440816">
          <text:insertion>
            <office:change-info>
              <dc:creator>Ray Lischner</dc:creator>
              <dc:date>2008-10-04T20:30:00</dc:date>
            </office:change-info>
          </text:insertion>
        </text:changed-region>
        <text:changed-region text:id="ct165231400">
          <text:insertion>
            <office:change-info>
              <dc:creator>Ray Lischner</dc:creator>
              <dc:date>2008-10-04T20:31:00</dc:date>
            </office:change-info>
          </text:insertion>
        </text:changed-region>
        <text:changed-region text:id="ct152864496">
          <text:deletion>
            <office:change-info>
              <dc:creator>Ray Lischner</dc:creator>
              <dc:date>2008-10-04T20:31:00</dc:date>
            </office:change-info>
            <text:p text:style-name="Body_20_Text_20_Cont"><text:span text:style-name="T1">s</text:span></text:p>
          </text:deletion>
        </text:changed-region>
        <text:changed-region text:id="ct175716568">
          <text:deletion>
            <office:change-info>
              <dc:creator>Ray Lischner</dc:creator>
              <dc:date>2008-10-04T20:31:00</dc:date>
            </office:change-info>
            <text:p text:style-name="Body_20_Text"><text:span text:style-name="T1"><text:s/>The full rule is even stronger: any base class should have a virtual destructor</text:span><text:span text:style-name="T1"><office:annotation><dc:creator>FWG</dc:creator><dc:date>2008-09-17T00:00:00</dc:date><text:p>That is simply not true. Those who write</text:p><text:p>classes for COM go to great trouble to avoid</text:p><text:p>having virtual destructors. A virtual destructor</text:p><text:p>is only necessary when derived objects</text:p><text:p>maybe handled through pointers or references</text:p><text:p>to a base.</text:p><text:p/><text:p>---- FWG, 09/17/2008, 00:47 ----</text:p><text:p/></office:annotation></text:span><text:span text:style-name="T1">.</text:span></text:p>
          </text:deletion>
        </text:changed-region>
        <text:changed-region text:id="ct-1490363312">
          <text:insertion>
            <office:change-info>
              <dc:creator>Ray Lischner</dc:creator>
              <dc:date>2008-10-05T12:42:00</dc:date>
            </office:change-info>
          </text:insertion>
        </text:changed-region>
        <text:changed-region text:id="ct152897280">
          <text:insertion>
            <office:change-info>
              <dc:creator>Ray Lischner</dc:creator>
              <dc:date>2008-10-05T12:43:00</dc:date>
            </office:change-info>
          </text:insertion>
        </text:changed-region>
        <text:changed-region text:id="ct162965824">
          <text:deletion>
            <office:change-info>
              <dc:creator>Ray Lischner</dc:creator>
              <dc:date>2008-10-04T20:32:00</dc:date>
            </office:change-info>
            <text:p text:style-name="P2"/>
            <text:p text:style-name="P1"/>
          </text:deletion>
        </text:changed-region>
        <text:changed-region text:id="ct167494296">
          <text:insertion>
            <office:change-info>
              <dc:creator>Ray Lischner</dc:creator>
              <dc:date>2008-10-05T12:39:00</dc:date>
            </office:change-info>
          </text:insertion>
        </text:changed-region>
        <text:changed-region text:id="ct157031728">
          <text:insertion>
            <office:change-info>
              <dc:creator>Ray Lischner</dc:creator>
              <dc:date>2008-10-03T23:00:00</dc:date>
            </office:change-info>
          </text:insertion>
        </text:changed-region>
        <text:changed-region text:id="ct140772240">
          <text:insertion>
            <office:change-info>
              <dc:creator>Ray Lischner</dc:creator>
              <dc:date>2008-10-03T23:00:00</dc:date>
            </office:change-info>
          </text:insertion>
        </text:changed-region>
        <text:changed-region text:id="ct155384928">
          <text:insertion>
            <office:change-info>
              <dc:creator>Ray Lischner</dc:creator>
              <dc:date>2008-10-03T23:00:00</dc:date>
            </office:change-info>
          </text:insertion>
        </text:changed-region>
        <text:changed-region text:id="ct-1429003344">
          <text:insertion>
            <office:change-info>
              <dc:creator>Ray Lischner</dc:creator>
              <dc:date>2008-10-05T12:44:00</dc:date>
            </office:change-info>
          </text:insertion>
        </text:changed-region>
        <text:changed-region text:id="ct-1490044968">
          <text:insertion>
            <office:change-info>
              <dc:creator>Ray Lischner</dc:creator>
              <dc:date>2008-10-05T12:43:00</dc:date>
            </office:change-info>
          </text:insertion>
        </text:changed-region>
        <text:changed-region text:id="ct-1490796880">
          <text:insertion>
            <office:change-info>
              <dc:creator>Ray Lischner</dc:creator>
              <dc:date>2008-10-05T12:43:00</dc:date>
            </office:change-info>
          </text:insertion>
        </text:changed-region>
        <text:changed-region text:id="ct-1490647080">
          <text:insertion>
            <office:change-info>
              <dc:creator>Ray Lischner</dc:creator>
              <dc:date>2008-10-05T12:43:00</dc:date>
            </office:change-info>
          </text:insertion>
        </text:changed-region>
        <text:changed-region text:id="ct155065168">
          <text:insertion>
            <office:change-info>
              <dc:creator>Ray Lischner</dc:creator>
              <dc:date>2008-10-04T20:35:00</dc:date>
            </office:change-info>
          </text:insertion>
        </text:changed-region>
        <text:changed-region text:id="ct172679568">
          <text:insertion>
            <office:change-info>
              <dc:creator>Ray Lischner</dc:creator>
              <dc:date>2008-10-05T12:41:00</dc:date>
            </office:change-info>
          </text:insertion>
        </text:changed-region>
        <text:changed-region text:id="ct163580760">
          <text:insertion>
            <office:change-info>
              <dc:creator>Ray Lischner</dc:creator>
              <dc:date>2008-10-05T12:44:00</dc:date>
            </office:change-info>
          </text:insertion>
        </text:changed-region>
        <text:changed-region text:id="ct174974440">
          <text:deletion>
            <office:change-info>
              <dc:creator>Ray Lischner</dc:creator>
              <dc:date>2008-10-04T20:35:00</dc:date>
            </office:change-info>
            <text:p text:style-name="P3"/>
            <text:p text:style-name="P4"/>
          </text:deletion>
        </text:changed-region>
        <text:changed-region text:id="ct157132896">
          <text:insertion>
            <office:change-info>
              <dc:creator>Ray Lischner</dc:creator>
              <dc:date>2008-10-05T12:45:00</dc:date>
            </office:change-info>
          </text:insertion>
        </text:changed-region>
        <text:changed-region text:id="ct157121456">
          <text:deletion>
            <office:change-info>
              <dc:creator>Ray Lischner</dc:creator>
              <dc:date>2008-10-05T12:45:00</dc:date>
            </office:change-info>
            <text:p text:style-name="P5">at</text:p>
          </text:deletion>
        </text:changed-region>
        <text:changed-region text:id="ct150174496">
          <text:insertion>
            <office:change-info>
              <dc:creator>Ray Lischner</dc:creator>
              <dc:date>2008-10-05T12:45:00</dc:date>
            </office:change-info>
          </text:insertion>
        </text:changed-region>
        <text:changed-region text:id="ct157149976">
          <text:insertion>
            <office:change-info>
              <dc:creator>Ray Lischner</dc:creator>
              <dc:date>2008-10-04T20:37:00</dc:date>
            </office:change-info>
          </text:insertion>
        </text:changed-region>
        <text:changed-region text:id="ct159653120">
          <text:deletion>
            <office:change-info>
              <dc:creator>Ray Lischner</dc:creator>
              <dc:date>2008-10-04T20:37:00</dc:date>
            </office:change-info>
            <text:p text:style-name="P6">8</text:p>
          </text:deletion>
        </text:changed-region>
        <text:changed-region text:id="ct164950184">
          <text:insertion>
            <office:change-info>
              <dc:creator>Ray Lischner</dc:creator>
              <dc:date>2008-10-04T21:05:00</dc:date>
            </office:change-info>
          </text:insertion>
        </text:changed-region>
        <text:changed-region text:id="ct162669824">
          <text:deletion>
            <office:change-info>
              <dc:creator>Ray Lischner</dc:creator>
              <dc:date>2008-10-04T21:05:00</dc:date>
            </office:change-info>
            <text:p text:style-name="Code_20_Last">;</text:p>
          </text:deletion>
        </text:changed-region>
        <text:changed-region text:id="ct155628408">
          <text:insertion>
            <office:change-info>
              <dc:creator>Ray Lischner</dc:creator>
              <dc:date>2008-10-04T20:38:00</dc:date>
            </office:change-info>
          </text:insertion>
        </text:changed-region>
        <text:changed-region text:id="ct162766352">
          <text:insertion>
            <office:change-info>
              <dc:creator>Ray Lischner</dc:creator>
              <dc:date>2008-10-04T21:07:00</dc:date>
            </office:change-info>
          </text:insertion>
        </text:changed-region>
        <text:changed-region text:id="ct161443744">
          <text:insertion>
            <office:change-info>
              <dc:creator>Ray Lischner</dc:creator>
              <dc:date>2008-10-05T16:50:00</dc:date>
            </office:change-info>
          </text:insertion>
        </text:changed-region>
        <text:changed-region text:id="ct168610512">
          <text:insertion>
            <office:change-info>
              <dc:creator>Ray Lischner</dc:creator>
              <dc:date>2008-10-04T21:07:00</dc:date>
            </office:change-info>
          </text:insertion>
        </text:changed-region>
        <text:changed-region text:id="ct152843752">
          <text:insertion>
            <office:change-info>
              <dc:creator>Ray Lischner</dc:creator>
              <dc:date>2008-10-04T21:11:00</dc:date>
            </office:change-info>
          </text:insertion>
        </text:changed-region>
        <text:changed-region text:id="ct157397384">
          <text:insertion>
            <office:change-info>
              <dc:creator>Ray Lischner</dc:creator>
              <dc:date>2008-10-04T21:12:00</dc:date>
            </office:change-info>
          </text:insertion>
        </text:changed-region>
        <text:changed-region text:id="ct140892320">
          <text:insertion>
            <office:change-info>
              <dc:creator>Ray Lischner</dc:creator>
              <dc:date>2008-10-04T21:14:00</dc:date>
            </office:change-info>
          </text:insertion>
        </text:changed-region>
        <text:changed-region text:id="ct155520200">
          <text:insertion>
            <office:change-info>
              <dc:creator>Ray Lischner</dc:creator>
              <dc:date>2008-10-04T21:15:00</dc:date>
            </office:change-info>
          </text:insertion>
        </text:changed-region>
        <text:changed-region text:id="ct156799064">
          <text:deletion>
            <office:change-info>
              <dc:creator>Ray Lischner</dc:creator>
              <dc:date>2008-10-04T21:11:00</dc:date>
            </office:change-info>
            <text:p text:style-name="P7">The <text:span text:style-name="Code_20_Inline">friend</text:span> keyword has a side-effect: the function that you define with <text:span text:style-name="Code_20_Inline"><text:span text:style-name="T4">friend</text:span></text:span><office:annotation><dc:creator>FWG</dc:creator><dc:date>2008-09-17T00:00:00</dc:date><text:p>I would hardly describe </text:p><text:p>the access to the private mebers as a side</text:p><text:p>effect. That is putting the cart before the</text:p><text:p>horse. The purpose of friend is exactly to </text:p><text:p>allow access to private members. It is just</text:p><text:p>a convenient consequence that friend </text:p><text:p>declarations can be used in templated</text:p><text:p>mix-ins.</text:p><text:p/><text:p>---- FWG, 09/17/2008, 01:01 ----</text:p><text:p/></office:annotation> has access to the private members of the surrounding class. This side effect is usually irrelevant for these mix-ins because the most common use case is to define public functions that depend on other public functions.</text:p>
          </text:deletion>
        </text:changed-region>
      </text:tracked-changes>
      <text:variable-decls>
        <text:variable-decl office:value-type="float" text:name="chapte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Exploration <text:variable-set text:name="chapter" office:value-type="float" office:value="63" style:data-style-name="N0">63</text:variable-set></text:p>
      <text:p text:style-name="Chapter_20_Title">Multiple Inheritance</text:p>
      <text:p text:style-name="Body_20_Text_20_First">Unlike some other object-oriented languages, C++ lets a class have more than one base class. This feature is known as <text:span text:style-name="T10">multiple inheritance</text:span><text:span text:style-name="T1">. Several recent languages permit a single base class, and introduce a variety of mechanisms for pseudo-inheritance, such as Java interfaces and Ruby mix-ins and modules. Multiple inheritance in C++ is a superset of all these other behaviors.</text:span></text:p>
      <text:p text:style-name="P17">Multiple Base Classes</text:p>
      <text:p text:style-name="P22">Declare more than one base class by listing all the base classes in a comma-separated list. Each base class gets its own access specifier:</text:p>
      <text:p text:style-name="P26">class derived : public base1, private base2, public base3 {</text:p>
      <text:p text:style-name="P2">};</text:p>
      <text:p text:style-name="Body_20_Text_20_Cont"><text:span text:style-name="T1">As with single inheritance, the derived class has access to all the non-private members of all of its base classes. The derived class constructor initializes all the base classes in order of declaration. If you need to pass arguments to any base class constructor do so in the initializer list. As with data members, the order of initializers does not matter—only the order of declaration matters, as illustrated in Listing </text:span><text:span text:style-name="T1"><text:variable-get text:name="chapter" office:value-type="float" style:data-style-name="N0">63</text:variable-get></text:span><text:span text:style-name="T1">-</text:span><text:span text:style-name="T1"><text:reference-ref text:reference-format="text" text:ref-name="order_of_init_code">1</text:reference-ref></text:span><text:span text:style-name="T1">.</text:span></text:p>
      <text:p text:style-name="P19">Listing <text:variable-get text:name="chapter" office:value-type="float" style:data-style-name="N0">63</text:variable-get>-<text:reference-mark-start text:name="order_of_init_code"/><text:sequence text:ref-name="refText0" text:name="Text" text:formula="ooow:Text+1" style:num-format="1">1</text:sequence><text:reference-mark-end text:name="order_of_init_code"/>. Demonstrating the order of initialization of base classes</text:p>
      <text:p text:style-name="P26">#include &lt;iostream&gt;</text:p>
      <text:p text:style-name="P1">#include &lt;ostream&gt;</text:p>
      <text:p text:style-name="P1">#include &lt;string&gt;</text:p>
      <text:p text:style-name="P1"/>
      <text:p text:style-name="P1">class visible {</text:p>
      <text:p text:style-name="P1">public:</text:p>
      <text:p text:style-name="P1"><text:s text:c="4"/>visible(std::string const&amp; msg) : msg_(msg) { std::cout &lt;&lt; msg &lt;&lt; '\n'; }</text:p>
      <text:p text:style-name="P1"><text:s text:c="4"/>std::string const&amp; msg() const { return msg_; }</text:p>
      <text:p text:style-name="P1">private:</text:p>
      <text:p text:style-name="P1"><text:s text:c="4"/>std::string msg_;</text:p>
      <text:p text:style-name="P1">};</text:p>
      <text:p text:style-name="P1"/>
      <text:p text:style-name="P1">class base1 : public visible {</text:p>
      <text:p text:style-name="P1">public:</text:p>
      <text:p text:style-name="P1"><text:s text:c="3"/>base1(int x) : visible("base1 constructed"), value_(x) {}</text:p>
      <text:p text:style-name="P1"><text:s text:c="3"/>int value() const { return value_; }</text:p>
      <text:p text:style-name="P1">private:</text:p>
      <text:p text:style-name="P1"><text:s text:c="3"/>int value_;</text:p>
      <text:p text:style-name="P1">};</text:p>
      <text:p text:style-name="P1"/>
      <text:p text:style-name="P1">class base2 : public visible {</text:p>
      <text:p text:style-name="P1">public:</text:p>
      <text:p text:style-name="P1"><text:s text:c="3"/>base2(std::string const&amp; str) : visible("base2(" + str + ") constructed") {}</text:p>
      <text:p text:style-name="P1"><text:soft-page-break/>};</text:p>
      <text:p text:style-name="P1"/>
      <text:p text:style-name="P1">class base3 : public visible {</text:p>
      <text:p text:style-name="P1">public:</text:p>
      <text:p text:style-name="P1"><text:s text:c="3"/>base3() : visible("base3 constructed") {}</text:p>
      <text:p text:style-name="P1"><text:s text:c="3"/>int value() const { return 42; }</text:p>
      <text:p text:style-name="P1">};</text:p>
      <text:p text:style-name="P1"/>
      <text:p text:style-name="P1">class derived : public base1, public base2, public base3 {</text:p>
      <text:p text:style-name="P1">public:</text:p>
      <text:p text:style-name="P1"><text:s text:c="3"/>derived(int i, std::string const&amp; str) : base3(), base2(str), base1(i) {}</text:p>
      <text:p text:style-name="P1"><text:s text:c="3"/>int value() const { return base1::value() + base3::value(); }</text:p>
      <text:p text:style-name="P1"><text:s text:c="3"/>std::string msg() const<text:change-start text:change-id="ct153024160"/></text:p>
      <text:p text:style-name="P1"><text:s text:c="2"/><text:change-end text:change-id="ct153024160"/><text:change text:change-id="ct165227584"/>{<text:change-start text:change-id="ct140812720"/></text:p>
      <text:p text:style-name="P1"><text:s text:c="4"/><text:change-end text:change-id="ct140812720"/><text:s/>return base1::msg() + "\n" + base2::msg() + "\n" + base3::msg();<text:change-start text:change-id="ct168680064"/></text:p>
      <text:p text:style-name="P1"><text:s text:c="2"/><text:change-end text:change-id="ct168680064"/><text:change text:change-id="ct144151128"/>}</text:p>
      <text:p text:style-name="P1">};</text:p>
      <text:p text:style-name="P1"/>
      <text:p text:style-name="P1">int main()</text:p>
      <text:p text:style-name="P1">{</text:p>
      <text:p text:style-name="P1"><text:s text:c="3"/>derived d(42, "example");</text:p>
      <text:p text:style-name="P2">}</text:p>
      <text:p text:style-name="Body_20_Text_20_Cont"><text:span text:style-name="T1">Your compiler might issue a warning when you compile the program, pointing out that the order of base classes in </text:span><text:span text:style-name="Code_20_Inline"><text:span text:style-name="T1">derived</text:span></text:span><text:span text:style-name="T1">’s initializer list does not match the order in which the initializers are called. Running the program shows that the order of the base classes controls the order of the constructors:</text:span></text:p>
      <text:p text:style-name="P20">base1 constructed</text:p>
      <text:p text:style-name="P27">base2(example) constructed</text:p>
      <text:p text:style-name="P21">base3 constructed</text:p>
      <text:p text:style-name="Body_20_Text_20_Cont"><text:span text:style-name="T1">Figure </text:span><text:span text:style-name="T1"><text:variable-get text:name="chapter" office:value-type="float" style:data-style-name="N0">63</text:variable-get></text:span><text:span text:style-name="T1">-</text:span><text:span text:style-name="T1"><text:reference-ref text:reference-format="text" text:ref-name="no_virtual_base_classes_fig">1</text:reference-ref></text:span><text:span text:style-name="T1"> illustrates the class hierarchy of Listing </text:span><text:span text:style-name="T1"><text:variable-get text:name="chapter" office:value-type="float" style:data-style-name="N0">63</text:variable-get></text:span><text:span text:style-name="T1">-</text:span><text:span text:style-name="T1"><text:reference-ref text:reference-format="text" text:ref-name="order_of_init_code">1</text:reference-ref></text:span><text:span text:style-name="T1">. Notice that each of the </text:span><text:span text:style-name="Code_20_Inline"><text:span text:style-name="T1">base1, base2</text:span></text:span><text:span text:style-name="T1">, and </text:span><text:span text:style-name="Code_20_Inline"><text:span text:style-name="T1">base3</text:span></text:span><text:span text:style-name="T1"> classes has its own copy of the </text:span><text:span text:style-name="Code_20_Inline"><text:span text:style-name="T1">visible</text:span></text:span><text:span text:style-name="T1"> base class. Don’t be concerned now, but this point will arise later, so pay attention.</text:span></text:p>
      <text:p text:style-name="Production">Insert 7494f6401.eps here</text:p>
      <text:p text:style-name="P18">Figure <text:variable-get text:name="chapter" office:value-type="float" style:data-style-name="N0">63</text:variable-get>-<text:reference-mark-start text:name="no_virtual_base_classes_fig"/><text:sequence text:ref-name="refDrawing0" text:name="Drawing" text:formula="ooow:Drawing+1" style:num-format="1">1</text:sequence><text:reference-mark-end text:name="no_virtual_base_classes_fig"/>. UML diagram of classes in Listing <text:variable-get text:name="chapter" office:value-type="float" style:data-style-name="N0">63</text:variable-get>-<text:reference-ref text:reference-format="text" text:ref-name="order_of_init_code">1</text:reference-ref></text:p>
      <text:p text:style-name="P14">If two or more base classes have a member with the same name, you need to tell the compiler which one you mean if you want to access that member. Do this by qualifying the member name with the desired base class name when you access the member in the derived class. See the examples in the <text:span text:style-name="Code_20_Inline">derived</text:span> class in Listing <text:variable-get text:name="chapter" office:value-type="float" style:data-style-name="N0">63</text:variable-get>-<text:reference-ref text:reference-format="text" text:ref-name="order_of_init_code">1</text:reference-ref>. <text:span text:style-name="T12">Change the </text:span><text:span text:style-name="Code_20_Inline"><text:span text:style-name="T12">main()</text:span></text:span><text:span text:style-name="T12"> function to the following</text:span>:</text:p>
      <text:p text:style-name="Code_20_First"><text:hidden-text text:condition="ooow:" text:string-value=".cpp" text:is-hidden="true"/><text:span text:style-name="T1">int main()</text:span></text:p>
      <text:p text:style-name="P1">{</text:p>
      <text:p text:style-name="P1"><text:s text:c="3"/>derived d(42, "example");</text:p>
      <text:p text:style-name="P1"><text:s text:c="3"/>std::cout &lt;&lt; d.value() &lt;&lt; '\n' &lt;&lt; d.msg() &lt;&lt; '\n';</text:p>
      <text:p text:style-name="P2">}</text:p>
      <text:p text:style-name="P10"><text:soft-page-break/>Predict the output from the new program:</text:p>
      <text:p text:style-name="P22">~LLL</text:p>
      <text:p text:style-name="P22">~LLL</text:p>
      <text:p text:style-name="P22">~LLL</text:p>
      <text:p text:style-name="P22">~LLL</text:p>
      <text:p text:style-name="P22">~LLL</text:p>
      <text:p text:style-name="P22">~LLL</text:p>
      <text:p text:style-name="P22">~LLL</text:p>
      <text:p text:style-name="P14">Compare your results with the output I got:</text:p>
      <text:p text:style-name="P20">base1 constructed</text:p>
      <text:p text:style-name="P27">base2(example) constructed</text:p>
      <text:p text:style-name="P27">base3 constructed</text:p>
      <text:p text:style-name="P27">84</text:p>
      <text:p text:style-name="P27">base1 constructed</text:p>
      <text:p text:style-name="P27">base2(example) constructed</text:p>
      <text:p text:style-name="P21">base3 constructed</text:p>
      <text:p text:style-name="P17">Virtual Base Classes</text:p>
      <text:p text:style-name="Body_20_Text_20_First"><text:span text:style-name="T1">Sometimes, you don’t want a separate copy of a common base class. Instead, you want a single instance of the common base class, and every class shares that one common instance. To share base classes, insert the </text:span><text:span text:style-name="Code_20_Inline"><text:span text:style-name="T1">virtual</text:span></text:span><text:span text:style-name="T1"> keyword when declaring the base class. </text:span><text:change text:change-id="ct153027680"/><text:span text:style-name="T1">The </text:span><text:span text:style-name="Code_20_Inline"><text:span text:style-name="T1">virtual</text:span></text:span><text:span text:style-name="T1"> keyword can come before or after the access specifier; convention is to list it first.</text:span><text:change text:change-id="ct151516528"/><text:change-start text:change-id="ct175526208"/></text:p>
      <text:p text:style-name="Note_2f_Tip_2f_Caution"><text:span text:style-name="T1">Note<text:tab/>C++ overloads certain keywords, such as </text:span><text:span text:style-name="Code_20_Inline"><text:span text:style-name="T1">static </text:span></text:span><text:span text:style-name="T1">and </text:span><text:span text:style-name="Code_20_Inline"><text:span text:style-name="T1">virtual</text:span></text:span><text:span text:style-name="T1">. A virtual base class has no relationship with virtual functions. They just happen to use the same keyword.</text:span><text:change-end text:change-id="ct175526208"/></text:p>
      <text:p text:style-name="Body_20_Text"><text:span text:style-name="T1">Imagine changing the </text:span><text:span text:style-name="Code_20_Inline"><text:span text:style-name="T1">visible </text:span></text:span><text:span text:style-name="T1">base class to be virtual when each of </text:span><text:span text:style-name="Code_20_Inline"><text:span text:style-name="T1">base1</text:span></text:span><text:span text:style-name="T1">, </text:span><text:span text:style-name="Code_20_Inline"><text:span text:style-name="T1">base2</text:span></text:span><text:span text:style-name="T1">, and </text:span><text:span text:style-name="Code_20_Inline"><text:span text:style-name="T1">base3</text:span></text:span><text:span text:style-name="T1"> derive from it. </text:span><text:span text:style-name="T7">Can you think of any difficulty that might arise?</text:span></text:p>
      <text:p text:style-name="P22">~LLL</text:p>
      <text:p text:style-name="Body_20_Text"><text:span text:style-name="T1">Notice that each of the classes that inherit from </text:span><text:change-start text:change-id="ct173185856"/><text:span text:style-name="Code_20_Inline"><text:span text:style-name="T1">visible</text:span></text:span><text:change-end text:change-id="ct173185856"/><text:span text:style-name="T1"> pass a different value to the constructor for </text:span><text:span text:style-name="Code_20_Inline"><text:span text:style-name="T1">visible</text:span></text:span><text:span text:style-name="T1">. If you want to share a single instance of </text:span><text:span text:style-name="Code_20_Inline"><text:span text:style-name="T1">visible</text:span></text:span><text:span text:style-name="T1">, you need to pick one value and stick with it. To enforce this rule, the compiler ignores all the initializers for a virtual base class except the one that it requires in the most-derived class (in this case, </text:span><text:span text:style-name="Code_20_Inline"><text:span text:style-name="T1">derived</text:span></text:span><text:span text:style-name="T1">). Thus, to change </text:span><text:span text:style-name="Code_20_Inline"><text:span text:style-name="T1">visible</text:span></text:span><text:span text:style-name="T1"> to be virtual, not only must you change the declarations of </text:span><text:span text:style-name="Code_20_Inline"><text:span text:style-name="T1">base1, base2, </text:span></text:span><text:span text:style-name="T1">and </text:span><text:span text:style-name="Code_20_Inline"><text:span text:style-name="T1">base3, </text:span></text:span><text:span text:style-name="T1">but you must also change </text:span><text:span text:style-name="Code_20_Inline"><text:span text:style-name="T1">derived</text:span></text:span><text:span text:style-name="T1">. When </text:span><text:span text:style-name="Code_20_Inline"><text:span text:style-name="T1">derived </text:span></text:span><text:span text:style-name="T1">initializes </text:span><text:span text:style-name="Code_20_Inline"><text:span text:style-name="T1">visible</text:span></text:span><text:span text:style-name="T1"> it initializes the sole, shared instance of </text:span><text:span text:style-name="Code_20_Inline"><text:span text:style-name="T1">visible</text:span></text:span><text:span text:style-name="T1">. </text:span><text:span text:style-name="T7">Try it.</text:span><text:span text:style-name="T2"> Your modified program should look something like Listing </text:span><text:span text:style-name="T2"><text:variable-get text:name="chapter" office:value-type="float" style:data-style-name="N0">63</text:variable-get></text:span><text:span text:style-name="T2">-</text:span><text:span text:style-name="T2"><text:reference-ref text:reference-format="text" text:ref-name="virtual_base_class_code">2</text:reference-ref></text:span><text:span text:style-name="T2">.</text:span></text:p>
      <text:p text:style-name="Code_20_Caption"><text:span text:style-name="T2">Listing </text:span><text:span text:style-name="T2"><text:variable-get text:name="chapter" office:value-type="float" style:data-style-name="N0">63</text:variable-get></text:span><text:span text:style-name="T2">-</text:span><text:reference-mark-start text:name="virtual_base_class_code"/><text:span text:style-name="T2"><text:sequence text:ref-name="refText1" text:name="Text" text:formula="ooow:Text+1" style:num-format="1">2</text:sequence></text:span><text:reference-mark-end text:name="virtual_base_class_code"/><text:span text:style-name="T2">. Changing the inheritance of visible to virtual</text:span></text:p>
      <text:p text:style-name="P26">#include &lt;iostream&gt;</text:p>
      <text:p text:style-name="P1"><text:soft-page-break/>#include &lt;ostream&gt;</text:p>
      <text:p text:style-name="P1">#include &lt;string&gt;</text:p>
      <text:p text:style-name="P1"/>
      <text:p text:style-name="P1">class visible {</text:p>
      <text:p text:style-name="P1">public:</text:p>
      <text:p text:style-name="P1"><text:s text:c="4"/>visible(std::string const&amp; msg) : msg_(msg) { std::cout &lt;&lt; msg &lt;&lt; '\n'; }</text:p>
      <text:p text:style-name="P1"><text:s text:c="4"/>std::string const&amp; msg() const { return msg_; }</text:p>
      <text:p text:style-name="P1">private:</text:p>
      <text:p text:style-name="P1"><text:s text:c="4"/>std::string msg_;</text:p>
      <text:p text:style-name="P1">};</text:p>
      <text:p text:style-name="P1"/>
      <text:p text:style-name="P25">class base1 : virtual public visible {</text:p>
      <text:p text:style-name="P1">public:</text:p>
      <text:p text:style-name="P1"><text:s text:c="3"/>base1(int x) : visible("base1 constructed"), value_(x) {}</text:p>
      <text:p text:style-name="P1"><text:s text:c="3"/>int value() const { return value_; }</text:p>
      <text:p text:style-name="P1">private:</text:p>
      <text:p text:style-name="P1"><text:s text:c="3"/>int value_;</text:p>
      <text:p text:style-name="P1">};</text:p>
      <text:p text:style-name="P1"/>
      <text:p text:style-name="P25">class base2 : virtual public visible {</text:p>
      <text:p text:style-name="P1">public:</text:p>
      <text:p text:style-name="P1"><text:s text:c="3"/>base2(std::string const&amp; str) : visible("base2(" + str + ") constructed") {}</text:p>
      <text:p text:style-name="P1">};</text:p>
      <text:p text:style-name="P1"/>
      <text:p text:style-name="P25">class base3 : virtual public visible {</text:p>
      <text:p text:style-name="P1">public:</text:p>
      <text:p text:style-name="P1"><text:s text:c="3"/>base3() : visible("base3 constructed") {}</text:p>
      <text:p text:style-name="P1"><text:s text:c="3"/>int value() const { return 42; }</text:p>
      <text:p text:style-name="P1">};</text:p>
      <text:p text:style-name="P1"/>
      <text:p text:style-name="P1">class derived : public base1, public base2, public base3 {</text:p>
      <text:p text:style-name="P1">public:</text:p>
      <text:p text:style-name="Code_20_Bold"><text:s text:c="3"/>derived(int i, std::string const&amp; str)<text:change-start text:change-id="ct155004928"/></text:p>
      <text:p text:style-name="Code_20_Bold"><text:s text:c="2"/><text:change-end text:change-id="ct155004928"/><text:change text:change-id="ct151598288"/>: base3(), base2(str), base1(i), visible("derived")<text:change-start text:change-id="ct164713152"/></text:p>
      <text:p text:style-name="Code_20_Bold"><text:s text:c="2"/><text:change-end text:change-id="ct164713152"/><text:s/>{}</text:p>
      <text:p text:style-name="P1"><text:s text:c="3"/>int value() const { return base1::value() + base3::value(); }</text:p>
      <text:p text:style-name="P1"><text:s text:c="3"/>std::string msg() const<text:change-start text:change-id="ct142891672"/></text:p>
      <text:p text:style-name="P1"><text:s text:c="2"/><text:change-end text:change-id="ct142891672"/><text:change text:change-id="ct166651752"/>{<text:change-start text:change-id="ct159656392"/></text:p>
      <text:p text:style-name="P1"><text:s/><text:change-end text:change-id="ct159656392"/><text:s/><text:change-start text:change-id="ct155550912"/><text:s text:c="3"/><text:change-end text:change-id="ct155550912"/>return base1::msg() + "\n" + base2::msg() + "\n" + base3::msg();<text:change-start text:change-id="ct175368472"/></text:p>
      <text:p text:style-name="P1"><text:s text:c="2"/><text:change-end text:change-id="ct175368472"/><text:s/>}</text:p>
      <text:p text:style-name="P1">};</text:p>
      <text:p text:style-name="P1"/>
      <text:p text:style-name="P1">int main()</text:p>
      <text:p text:style-name="P1">{</text:p>
      <text:p text:style-name="P1"><text:s text:c="3"/>derived d(42, "example");</text:p>
      <text:p text:style-name="P1"><text:s text:c="3"/>std::cout &lt;&lt; d.value() &lt;&lt; '\n' &lt;&lt; d.msg() &lt;&lt; '\n';</text:p>
      <text:p text:style-name="P2">}</text:p>
      <text:p text:style-name="P12"><text:span text:style-name="T1">Predict the output from Listing </text:span><text:span text:style-name="T1"><text:variable-get text:name="chapter" office:value-type="float" style:data-style-name="N0">63</text:variable-get></text:span><text:span text:style-name="T1">-</text:span><text:span text:style-name="T1"><text:reference-ref text:reference-format="text" text:ref-name="virtual_base_class_code">2</text:reference-ref></text:span><text:span text:style-name="T1">.</text:span></text:p>
      <text:p text:style-name="P23">~LLL</text:p>
      <text:p text:style-name="P23">~LLL</text:p>
      <text:p text:style-name="P23">~LLL</text:p>
      <text:p text:style-name="P23"><text:soft-page-break/>~LLL</text:p>
      <text:p text:style-name="P23">~LLL</text:p>
      <text:p text:style-name="P23">~LLL</text:p>
      <text:p text:style-name="P23">~LLL</text:p>
      <text:p text:style-name="Body_20_Text"><text:span text:style-name="T2">Notice that the </text:span><text:span text:style-name="Code_20_Inline"><text:span text:style-name="T2">visible</text:span></text:span><text:span text:style-name="T2"> class is now initialized only once, and that the </text:span><text:span text:style-name="Code_20_Inline"><text:span text:style-name="T2">derived</text:span></text:span><text:span text:style-name="T2"> class is the one that initializes it. </text:span><text:change-start text:change-id="ct139795528"/><text:span text:style-name="T2">This example is unusual because I want to illustrate h</text:span><text:change-end text:change-id="ct139795528"/><text:change-start text:change-id="ct157094200"/><text:span text:style-name="T2">ow virtual base classes work. </text:span><text:change-end text:change-id="ct157094200"/><text:change-start text:change-id="ct155383512"/><text:span text:style-name="T2">Most virtual base classes define only</text:span><text:change-end text:change-id="ct155383512"/><text:change-start text:change-id="ct162446120"/><text:span text:style-name="T2"> a default constructor. This frees authors of derived classes from concerning themselves with passing arguments to the virtual base class constructor.</text:span><text:change-end text:change-id="ct162446120"/><text:change text:change-id="ct165022144"/><text:change-start text:change-id="ct166520952"/> Instead, every derived class invokes the default constructor, and it <text:change-end text:change-id="ct166520952"/><text:change-start text:change-id="ct160440816"/><text:span text:style-name="T2">doesn’t matter which class is the most-derived.</text:span></text:p>
      <text:p text:style-name="Body_20_Text"><text:span text:style-name="T2">Figure </text:span><text:span text:style-name="T2"><text:variable-get text:name="chapter" office:value-type="float" style:data-style-name="N0">63</text:variable-get></text:span><text:span text:style-name="T2">-</text:span><text:span text:style-name="T2"><text:reference-ref text:reference-format="text" text:ref-name="virtual_base_class_fig">2</text:reference-ref></text:span><text:span text:style-name="T2"> depicts the new class diagram, using virtual inheritance</text:span><text:change-end text:change-id="ct160440816"/><text:span text:style-name="T2">.</text:span></text:p>
      <text:p text:style-name="Production">Insert 7494f6402.eps</text:p>
      <text:p text:style-name="P18"><text:span text:style-name="T8">Figure </text:span><text:span text:style-name="T8"><text:variable-get text:name="chapter" office:value-type="float" style:data-style-name="N0">63</text:variable-get></text:span><text:span text:style-name="T8">-</text:span><text:reference-mark-start text:name="virtual_base_class_fig"/><text:span text:style-name="T8"><text:sequence text:ref-name="refDrawing1" text:name="Drawing" text:formula="ooow:Drawing+1" style:num-format="1">2</text:sequence></text:span><text:reference-mark-end text:name="virtual_base_class_fig"/><text:span text:style-name="T8">. Class diagram with virtual inheritance</text:span></text:p>
      <text:p text:style-name="P16">Java-like Interfaces</text:p>
      <text:p text:style-name="P5">Programming with interfaces has some important advantages. Being able to separate interfaces from implementations makes it easy to change implementations without affecting other code. If you need to use interfaces, you can easily do so in C++.</text:p>
      <text:p text:style-name="P15"><text:span text:style-name="T8">C++ has no formal notion of interfaces, but it supports interface-based programming. The essence of an interface in Java and similar languages is that an interface has no data members, and the member functions have no implementations. Recall from Exploration 36 that such a function is called a </text:span><text:span text:style-name="T11">pure virtual function</text:span><text:span text:style-name="T8">. Thus, an interface is merely an ordinary class in which you do not define any data members and you declare all member functions as pure virtual.</text:span></text:p>
      <text:p text:style-name="P6">For example, Java has the <text:span text:style-name="Code_20_Inline">Hashable</text:span> interface, which defines the <text:span text:style-name="Code_20_Inline">hash</text:span> and <text:span text:style-name="Code_20_Inline">equalTo</text:span> functions. Listing <text:variable-get text:name="chapter" office:value-type="float" style:data-style-name="N0">63</text:variable-get>-<text:reference-ref text:reference-format="text" text:ref-name="Hashable_interface_code">3</text:reference-ref> shows the equivalent C++ class.</text:p>
      <text:p text:style-name="Code_20_Caption"><text:hidden-text text:condition="ooow:" text:string-value=".func" text:is-hidden="true"/>Listing <text:variable-get text:name="chapter" office:value-type="float" style:data-style-name="N0">63</text:variable-get>-<text:reference-mark-start text:name="Hashable_interface_code"/><text:sequence text:ref-name="refText2" text:name="Text" text:formula="ooow:Text+1" style:num-format="1">3</text:sequence><text:reference-mark-end text:name="Hashable_interface_code"/>. The Hashable interface in C++</text:p>
      <text:p text:style-name="Code_20_First">class Hashable</text:p>
      <text:p text:style-name="Code">{</text:p>
      <text:p text:style-name="Code">public:</text:p>
      <text:p text:style-name="Code"><text:s text:c="3"/>virtual ~Hashable() = 0;</text:p>
      <text:p text:style-name="Code"><text:s text:c="3"/>virtual unsigned long hash() const = 0;</text:p>
      <text:p text:style-name="Code"><text:s text:c="3"/>virtual bool equalTo(Hashable const&amp;) const = 0;</text:p>
      <text:p text:style-name="Code">};</text:p>
      <text:p text:style-name="Body_20_Text_20_Cont"><text:soft-page-break/>Any class that implements the <text:span text:style-name="Code_20_Inline">Hashable</text:span> interface must override all the member functions. For example, <text:span text:style-name="Code_20_Inline">HashableString</text:span> implements <text:span text:style-name="Code_20_Inline">Hashable</text:span> for a string, as shown in Listing <text:variable-get text:name="chapter" office:value-type="float" style:data-style-name="N0">63</text:variable-get>-<text:reference-ref text:reference-format="text" text:ref-name="HashableString_code">4</text:reference-ref>.</text:p>
      <text:p text:style-name="Code_20_Caption"><text:hidden-text text:condition="ooow:" text:string-value=".func" text:is-hidden="true"/>Listing <text:variable-get text:name="chapter" office:value-type="float" style:data-style-name="N0">63</text:variable-get>-<text:reference-mark-start text:name="HashableString_code"/><text:sequence text:ref-name="refText3" text:name="Text" text:formula="ooow:Text+1" style:num-format="1">4</text:sequence><text:reference-mark-end text:name="HashableString_code"/>. The HashableString class</text:p>
      <text:p text:style-name="Code_20_First">class HashableString : public Hashable</text:p>
      <text:p text:style-name="Code">{</text:p>
      <text:p text:style-name="Code">public:</text:p>
      <text:p text:style-name="Code"><text:s text:c="3"/>HashableString() : string_() {}</text:p>
      <text:p text:style-name="Code"><text:s text:c="3"/>~HashableString();</text:p>
      <text:p text:style-name="Code"><text:s text:c="3"/>unsigned long hash() const;</text:p>
      <text:p text:style-name="Code"><text:s text:c="3"/>bool equalTo(Hashable const&amp;) const;</text:p>
      <text:p text:style-name="Code"/>
      <text:p text:style-name="Code"><text:s text:c="3"/>// Implement the entire interface of std::string ...</text:p>
      <text:p text:style-name="Code">private:</text:p>
      <text:p text:style-name="Code"><text:s text:c="3"/>std::string string_;</text:p>
      <text:p text:style-name="Code_20_Last">};</text:p>
      <text:p text:style-name="Body_20_Text_20_Cont">Note that <text:span text:style-name="Code_20_Inline">HashableString</text:span> does <text:span text:style-name="T10">not</text:span><text:span text:style-name="T1"> derive from </text:span><text:span text:style-name="Code_20_Inline"><text:span text:style-name="T1">std::string</text:span></text:span><text:span text:style-name="T1">. Instead i</text:span><text:change-start text:change-id="ct165231400"/><text:span text:style-name="T1">t</text:span><text:change-end text:change-id="ct165231400"/><text:change text:change-id="ct152864496"/><text:span text:style-name="T1"> encapsulates a string and delegates all string functions to the </text:span><text:span text:style-name="Code_20_Inline"><text:span text:style-name="T1">string_</text:span></text:span><text:span text:style-name="T1"> object it holds.</text:span></text:p>
      <text:p text:style-name="Body_20_Text"><text:span text:style-name="T1">The reason you cannot derive from </text:span><text:span text:style-name="Code_20_Inline"><text:span text:style-name="T1">std::string</text:span></text:span><text:span text:style-name="T1"> is the same reason </text:span><text:span text:style-name="Code_20_Inline"><text:span text:style-name="T1">Hashable</text:span></text:span><text:span text:style-name="T1"> contains a virtual destructor. Recall from Exploration 36 that any class with at least one virtual function should make its destructor virtual.</text:span><text:change text:change-id="ct175716568"/><text:span text:style-name="T1"> Let me explain the reason.</text:span></text:p>
      <text:p text:style-name="Body_20_Text"><text:span text:style-name="T1">To understand the problem, think about what would happen if </text:span><text:span text:style-name="Code_20_Inline"><text:span text:style-name="T1">HashableString</text:span></text:span><text:span text:style-name="T1"> derived from </text:span><text:span text:style-name="Code_20_Inline"><text:span text:style-name="T1">std::string</text:span></text:span><text:span text:style-name="T1">. Suppose that somewhere else in the program is some code that frees strings (maybe a pool of common strings). This code stores strings as </text:span><text:span text:style-name="Code_20_Inline"><text:span text:style-name="T1">std::string</text:span></text:span><text:span text:style-name="T1"> pointers. If </text:span><text:span text:style-name="Code_20_Inline"><text:span text:style-name="T1">HashableString </text:span></text:span><text:span text:style-name="T1">derives from </text:span><text:span text:style-name="Code_20_Inline"><text:span text:style-name="T1">std::string</text:span></text:span><text:span text:style-name="T1">, this is fine. But when the pool object frees a string, it calls the </text:span><text:span text:style-name="Code_20_Inline"><text:span text:style-name="T1">std::string</text:span></text:span><text:span text:style-name="T1"> destructor. Because this destructor is not virtual, the </text:span><text:span text:style-name="Code_20_Inline"><text:span text:style-name="T1">HashableString</text:span></text:span><text:span text:style-name="T1"> destructor never runs, resulting in undefined behavior. Listing </text:span><text:span text:style-name="T1"><text:variable-get text:name="chapter" office:value-type="float" style:data-style-name="N0">63</text:variable-get></text:span><text:span text:style-name="T1">-</text:span><text:span text:style-name="T1"><text:reference-ref text:reference-format="text" text:ref-name="HashableString_pool_code">5</text:reference-ref></text:span><text:span text:style-name="T1"> illustrates this problem.</text:span></text:p>
      <text:p text:style-name="P19">Listing <text:variable-get text:name="chapter" office:value-type="float" style:data-style-name="N0">63</text:variable-get>-<text:reference-mark-start text:name="HashableString_pool_code"/><text:sequence text:ref-name="refText4" text:name="Text" text:formula="ooow:Text+1" style:num-format="1">5</text:sequence><text:reference-mark-end text:name="HashableString_pool_code"/>. Undefined behavior arises from <text:span text:style-name="Code_20_Inline">HashableString</text:span> that derives from <text:span text:style-name="Code_20_Inline">std::string</text:span></text:p>
      <text:p text:style-name="P26">#include &lt;iostream&gt;</text:p>
      <text:p text:style-name="P1">#include &lt;istream&gt;</text:p>
      <text:p text:style-name="P1">#include &lt;set&gt;</text:p>
      <text:p text:style-name="P1">#include &lt;string&gt;</text:p>
      <text:p text:style-name="P1">#include "HashableString.hpp"</text:p>
      <text:p text:style-name="P1"/>
      <text:p text:style-name="P1">class string_pool</text:p>
      <text:p text:style-name="P1">{</text:p>
      <text:p text:style-name="P1">public:</text:p>
      <text:p text:style-name="P1"><text:s text:c="3"/>string_pool() : pool_() {}</text:p>
      <text:p text:style-name="P1"><text:s text:c="3"/>~string_pool() {</text:p>
      <text:p text:style-name="P1"><text:s text:c="6"/>while (not pool_.empty()) {</text:p>
      <text:p text:style-name="P1"><text:s text:c="9"/>std::string* ptr = *pool_.begin();</text:p>
      <text:p text:style-name="P1"><text:s text:c="9"/>pool_.erase(pool_.begin());</text:p>
      <text:p text:style-name="P1"><text:s text:c="9"/>delete ptr;</text:p>
      <text:p text:style-name="P1"><text:s text:c="6"/>}</text:p>
      <text:p text:style-name="P1"><text:s text:c="3"/>}</text:p>
      <text:p text:style-name="P1"><text:s text:c="3"/>std::string* add(std::string const&amp; str) {</text:p>
      <text:p text:style-name="P1"><text:s text:c="6"/>std::string* ptr = new std::string(str);</text:p>
      <text:p text:style-name="P1"><text:s text:c="6"/>pool_.insert(ptr);</text:p>
      <text:p text:style-name="P1"><text:soft-page-break/><text:s text:c="6"/>return ptr;</text:p>
      <text:p text:style-name="P1"><text:s text:c="3"/>}</text:p>
      <text:p text:style-name="P1">private:</text:p>
      <text:p text:style-name="P1"><text:s text:c="3"/>std::set&lt;std::string*&gt; pool_;</text:p>
      <text:p text:style-name="P1">};</text:p>
      <text:p text:style-name="P1"/>
      <text:p text:style-name="P1">int main()</text:p>
      <text:p text:style-name="P1">{</text:p>
      <text:p text:style-name="P1"><text:s text:c="3"/>string_pool pool;</text:p>
      <text:p text:style-name="P1"><text:s text:c="3"/>HashableString str;</text:p>
      <text:p text:style-name="P1"><text:s text:c="3"/>while (std::cin &gt;&gt; str)<text:change-start text:change-id="ct-1490363312"/></text:p>
      <text:p text:style-name="P1"><text:s text:c="3"/>{</text:p>
      <text:p text:style-name="P1"><text:s text:c="6"/>std::cout &lt;&lt; "hash of \<text:change-end text:change-id="ct-1490363312"/><text:change-start text:change-id="ct152897280"/>"" &lt;&lt; str &lt;&lt; "\" = " &lt;&lt; str.hash() &lt;&lt; '\n';</text:p>
      <text:p text:style-name="P1"><text:s text:c="6"/>pool.add(str);</text:p>
      <text:p text:style-name="P1"><text:s text:c="3"/>}<text:change-end text:change-id="ct152897280"/></text:p>
      <text:p text:style-name="P2">}<text:change text:change-id="ct162965824"/></text:p>
      <text:p text:style-name="Body_20_Text"><text:span text:style-name="T1">On the other hand, if </text:span><text:span text:style-name="Code_20_Inline"><text:span text:style-name="T1">HashableString</text:span></text:span><text:span text:style-name="T1"> does not derive from </text:span><text:span text:style-name="Code_20_Inline"><text:span text:style-name="T1">std::string</text:span></text:span><text:span text:style-name="T1">, how can the string pool manage these hashable strings? The short answer is that it cannot. The long </text:span><text:span text:style-name="T1">answer is that thinking in terms of Java solutions does not work well in C++ because C++ offers a better solution to this kind of problem: templates.</text:span></text:p>
      <text:p text:style-name="P16">Interfaces vs. Templates</text:p>
      <text:p text:style-name="P5">As you can see, C++ handily support Java-style interfaces. There are times when Java-like interfaces are the correct C++ solution. There are other situations, however, when C++ offers superior solutions, such as templates.</text:p>
      <text:p text:style-name="P6">Instead of writing a <text:span text:style-name="Code_20_Inline">HashableString</text:span> class, write a <text:span text:style-name="Code_20_Inline">hash&lt;&gt;</text:span> class template and specialize the template for any type that needs to be stored in a hash table. The primary template provides the default behavior; specialize <text:span text:style-name="Code_20_Inline">hash&lt;&gt;</text:span> for the <text:span text:style-name="Code_20_Inline">std::string</text:span> type. In this way, the string pool can easily store <text:span text:style-name="Code_20_Inline">std::string</text:span> pointers and destroy the string objects properly, and a hash table can compute hash values for strings (and anything else you need to store in the hash table). Listing <text:variable-get text:name="chapter" office:value-type="float" style:data-style-name="N0">63</text:variable-get>-<text:reference-ref text:reference-format="text" text:ref-name="hash_template_code">6</text:reference-ref> shows one way to write the <text:span text:style-name="Code_20_Inline">hash&lt;&gt;</text:span> class template<text:change-start text:change-id="ct167494296"/> and a specialization for <text:span text:style-name="Code_20_Inline">std::string</text:span><text:change-end text:change-id="ct167494296"/>.</text:p>
      <text:p text:style-name="Code_20_Caption"><text:hidden-text text:condition="ooow:" text:string-value=".func" text:is-hidden="true"/>Listing <text:variable-get text:name="chapter" office:value-type="float" style:data-style-name="N0">63</text:variable-get>-<text:reference-mark-start text:name="hash_template_code"/><text:sequence text:ref-name="refText5" text:name="Text" text:formula="ooow:Text+1" style:num-format="1">6</text:sequence><text:reference-mark-end text:name="hash_template_code"/>. The <text:span text:style-name="Code_20_Inline">hash&lt;&gt;</text:span> class template</text:p>
      <text:p text:style-name="Code_20_First">template&lt;class T&gt;</text:p>
      <text:p text:style-name="Code">class hash</text:p>
      <text:p text:style-name="Code">{</text:p>
      <text:p text:style-name="Code">public:</text:p>
      <text:p text:style-name="Code"><text:s text:c="3"/>std::size_t operator()(T const&amp; x) const<text:change-start text:change-id="ct157031728"/></text:p>
      <text:p text:style-name="Code"><text:s text:c="2"/><text:change-end text:change-id="ct157031728"/><text:s/>{<text:change-start text:change-id="ct140772240"/></text:p>
      <text:p text:style-name="Code"><text:s text:c="4"/><text:change-end text:change-id="ct140772240"/><text:s/>return reinterpret_cast&lt;std::size_t&gt;(&amp;x);<text:change-start text:change-id="ct155384928"/></text:p>
      <text:p text:style-name="Code"><text:s text:c="2"/><text:change-end text:change-id="ct155384928"/><text:s/>}</text:p>
      <text:p text:style-name="Code">};</text:p>
      <text:p text:style-name="Code"/>
      <text:p text:style-name="Code">template&lt;&gt;</text:p>
      <text:p text:style-name="Code">class hash&lt;std::string&gt;</text:p>
      <text:p text:style-name="Code">{</text:p>
      <text:p text:style-name="Code">public:</text:p>
      <text:p text:style-name="Code"><text:soft-page-break/><text:s text:c="3"/>std::size_t operator()(std::string const&amp; str) const</text:p>
      <text:p text:style-name="Code"><text:s text:c="3"/>{</text:p>
      <text:p text:style-name="Code"><text:s text:c="6"/>std::size_t h(0);</text:p>
      <text:p text:style-name="Code"><text:s text:c="6"/>for (std::string::const_iterator i(str.begin()); i != str.end(); ++i)</text:p>
      <text:p text:style-name="Code"><text:s text:c="9"/>h = h &lt;&lt; 1 | *i;</text:p>
      <text:p text:style-name="Code"><text:s text:c="6"/>return h;</text:p>
      <text:p text:style-name="Code"><text:s text:c="3"/>}</text:p>
      <text:p text:style-name="Code_20_Last">};</text:p>
      <text:p text:style-name="Body_20_Text_20_Cont"><text:span text:style-name="T12">Using the </text:span><text:span text:style-name="Code_20_Inline"><text:span text:style-name="T12">hash&lt;&gt;</text:span></text:span><text:span text:style-name="T12"> class template to rewrite the </text:span><text:span text:style-name="Code_20_Inline"><text:span text:style-name="T12">string_pool</text:span></text:span><text:span text:style-name="T12"> class.</text:span><text:span text:style-name="T8"> Compare your solution with Listing </text:span><text:span text:style-name="T8"><text:variable-get text:name="chapter" office:value-type="float" style:data-style-name="N0">63</text:variable-get></text:span><text:span text:style-name="T8">-</text:span><text:span text:style-name="T8"><text:reference-ref text:reference-format="text" text:ref-name="hash_template_string_pool_code">7</text:reference-ref></text:span><text:span text:style-name="T8">.</text:span></text:p>
      <text:p text:style-name="Code_20_Caption"><text:span text:style-name="T8">Listing </text:span><text:span text:style-name="T8"><text:variable-get text:name="chapter" office:value-type="float" style:data-style-name="N0">63</text:variable-get></text:span><text:span text:style-name="T8">-</text:span><text:reference-mark-start text:name="hash_template_string_pool_code"/><text:span text:style-name="T8"><text:sequence text:ref-name="refText6" text:name="Text" text:formula="ooow:Text+1" style:num-format="1">7</text:sequence></text:span><text:reference-mark-end text:name="hash_template_string_pool_code"/><text:span text:style-name="T8">. Rewriting </text:span><text:span text:style-name="Code_20_Inline"><text:span text:style-name="T8">string_pool</text:span></text:span><text:span text:style-name="T8"> to use </text:span><text:span text:style-name="Code_20_Inline"><text:span text:style-name="T8">hash&lt;&gt;</text:span></text:span></text:p>
      <text:p text:style-name="P26">#include &lt;iostream&gt;</text:p>
      <text:p text:style-name="P1">#include &lt;istream&gt;</text:p>
      <text:p text:style-name="P1">#include "hash.hpp"</text:p>
      <text:p text:style-name="P1">#include "string_pool.hpp"</text:p>
      <text:p text:style-name="P1"/>
      <text:p text:style-name="P1">int main()</text:p>
      <text:p text:style-name="P1">{</text:p>
      <text:p text:style-name="P1"><text:s text:c="3"/>string_pool pool;</text:p>
      <text:p text:style-name="P1"><text:s text:c="3"/>std::string str;<text:change-start text:change-id="ct-1429003344"/></text:p>
      <text:p text:style-name="P1"><text:s text:c="3"/>hash&lt;std::string&gt; hash;<text:change-end text:change-id="ct-1429003344"/></text:p>
      <text:p text:style-name="P1"><text:s text:c="3"/>while (std::cin &gt;&gt; str)<text:change-start text:change-id="ct-1490044968"/></text:p>
      <text:p text:style-name="P1"><text:s text:c="3"/>{<text:change-end text:change-id="ct-1490044968"/></text:p>
      <text:p text:style-name="P1"><text:change-start text:change-id="ct-1490796880"/><text:s text:c="6"/>std::cout &lt;&lt; "hash of \"" &lt;&lt; str &lt;&lt; "\" = " &lt;&lt; hash(str) &lt;&lt; '\n';</text:p>
      <text:p text:style-name="P1"><text:change-end text:change-id="ct-1490796880"/><text:s text:c="6"/>pool.add(str);<text:change-start text:change-id="ct-1490647080"/></text:p>
      <text:p text:style-name="P1"><text:s text:c="3"/>}<text:change-end text:change-id="ct-1490647080"/></text:p>
      <text:p text:style-name="P2">}<text:change-start text:change-id="ct155065168"/></text:p>
      <text:p text:style-name="P3">Use the exact same string_pool class as you did in Listing <text:variable-get text:name="chapter" office:value-type="float" style:data-style-name="N0">63</text:variable-get>-<text:reference-ref text:reference-format="text" text:ref-name="HashableString_pool_code">5</text:reference-ref>.<text:change-end text:change-id="ct155065168"/><text:change-start text:change-id="ct172679568"/> The program that uses the string pool is simple and clear<text:change-end text:change-id="ct172679568"/><text:change-start text:change-id="ct163580760"/> and has the distinct advantage of being well-formed and correct.<text:change-end text:change-id="ct163580760"/><text:change text:change-id="ct174974440"/></text:p>
      <text:p text:style-name="P16">Mix-ins</text:p>
      <text:p text:style-name="P5">Another approach to multiple inheritance that you find in languages such as Ruby is the <text:span text:style-name="T10">mix-in</text:span>. A mix-in is a class that typically has no data members, although th<text:change-start text:change-id="ct157132896"/>is<text:change-end text:change-id="ct157132896"/><text:change text:change-id="ct157121456"/> is not a requirement<text:change-start text:change-id="ct150174496"/> in C++<text:change-end text:change-id="ct150174496"/> (as it is in some languages). Usually, a C++ mix-in is a class template that defines some member functions that call upon the template arguments to provide input values for those functions.</text:p>
      <text:p text:style-name="P6">For example, in Exploration 5<text:change-start text:change-id="ct157149976"/>7<text:change-end text:change-id="ct157149976"/><text:change text:change-id="ct159653120"/>, you saw a way to implement assignment in terms of a <text:span text:style-name="Code_20_Inline">swap </text:span>member function. This is a useful idiom, so why not capture it in a mix-in class, so you can easily reuse it. The mix-in class is actually a class template that takes a single template argument: the derived class. The mix-in defines the assignment operator, using the <text:span text:style-name="Code_20_Inline">swap </text:span>function that the template argument provides. </text:p>
      <text:p text:style-name="P6">Confused yet? You aren’t alone. This is a common idiom in C++, but one that takes time before it becomes familiar and natural. Listing <text:variable-get text:name="chapter" office:value-type="float" style:data-style-name="N0">63</text:variable-get>-<text:reference-ref text:reference-format="text" text:ref-name="post_increment_mixin_code">8</text:reference-ref> helps to clarify how this kind of mix-in works.</text:p>
      <text:p text:style-name="Code_20_Caption"><text:soft-page-break/><text:hidden-text text:condition="ooow:" text:string-value=".func" text:is-hidden="true"/>Listing <text:variable-get text:name="chapter" office:value-type="float" style:data-style-name="N0">63</text:variable-get>-<text:reference-mark-start text:name="post_increment_mixin_code"/><text:sequence text:ref-name="refText7" text:name="Text" text:formula="ooow:Text+1" style:num-format="1">8</text:sequence><text:reference-mark-end text:name="post_increment_mixin_code"/>. The <text:span text:style-name="Code_20_Inline">assignment_mixin</text:span> class template</text:p>
      <text:p text:style-name="Code_20_First">template&lt;class T&gt;</text:p>
      <text:p text:style-name="Code">class assignment_mixin {</text:p>
      <text:p text:style-name="Code">public:</text:p>
      <text:p text:style-name="Code"><text:s text:c="3"/>T&amp; operator=(T rhs)</text:p>
      <text:p text:style-name="Code"><text:s text:c="3"/>{</text:p>
      <text:p text:style-name="Code"><text:s text:c="6"/>rhs.swap(static_cast&lt;T&amp;&gt;(*this));</text:p>
      <text:p text:style-name="Code"><text:s text:c="6"/>return static_cast&lt;T&amp;&gt;(*this);</text:p>
      <text:p text:style-name="Code"><text:s text:c="3"/>}</text:p>
      <text:p text:style-name="Code_20_Last">};</text:p>
      <text:p text:style-name="Body_20_Text_20_Cont">The trick is that instead of using <text:span text:style-name="Code_20_Inline">*this</text:span>, the mix-in class casts itself to a reference to the template argument, <text:span text:style-name="Code_20_Inline">T</text:span>. In this way, the mix-in never needs to know anything about the derived class. The only requirement is that the class, <text:span text:style-name="Code_20_Inline">T</text:span>, must be copyable (so it can be an argument to the assignment function) and have a <text:span text:style-name="Code_20_Inline">swap</text:span> member function.</text:p>
      <text:p text:style-name="Body_20_Text">In order to use the <text:span text:style-name="Code_20_Inline">assignment_mixin</text:span> class, derive your class from the <text:span text:style-name="Code_20_Inline">assignment_mixin</text:span> (as well as any other mix-ins you wish to use), using the derived class name as the template argument. Listing <text:variable-get text:name="chapter" office:value-type="float" style:data-style-name="N0">63</text:variable-get>-<text:reference-ref text:reference-format="text" text:ref-name="Using_mixins_code">9</text:reference-ref> shows an example of how a class uses mix-ins.</text:p>
      <text:p text:style-name="Code_20_Caption"><text:hidden-text text:condition="ooow:" text:string-value=".func" text:is-hidden="true"/>Listing <text:variable-get text:name="chapter" office:value-type="float" style:data-style-name="N0">63</text:variable-get>-<text:reference-mark-start text:name="Using_mixins_code"/><text:sequence text:ref-name="refText8" text:name="Text" text:formula="ooow:Text+1" style:num-format="1">9</text:sequence><text:reference-mark-end text:name="Using_mixins_code"/>. Using mix-in class template</text:p>
      <text:p text:style-name="Code_20_First">class thing: public assignment_mixin&lt;thing&gt; <office:annotation><dc:creator>FWG</dc:creator><dc:date>2008-09-17T00:00:00</dc:date><text:p>I think you should say a bit more about this</text:p><text:p>because the idea that a class can derive from</text:p><text:p>a template whose template argument is the</text:p><text:p>derived class is really weird and takes time to digest.</text:p><text:p>---- FWG, 09/17/2008, 00:56 ----</text:p><text:p/></office:annotation>{</text:p>
      <text:p text:style-name="Code">public:</text:p>
      <text:p text:style-name="Code"><text:s text:c="3"/>thing() : value_() {}</text:p>
      <text:p text:style-name="Code"><text:s text:c="3"/>thing(std::string const&amp; s) : value_(s) {}</text:p>
      <text:p text:style-name="Code"><text:s text:c="3"/>void swap(thing&amp; other) { value_.swap(other.value_); }</text:p>
      <text:p text:style-name="Code">private:</text:p>
      <text:p text:style-name="Code"><text:s text:c="3"/>std::string value_;<text:change-start text:change-id="ct164950184"/></text:p>
      <text:p text:style-name="Code">};</text:p>
      <text:p text:style-name="Code"/>
      <text:p text:style-name="Code">int main()</text:p>
      <text:p text:style-name="Code">{</text:p>
      <text:p text:style-name="Code"><text:s text:c="3"/>thing one;</text:p>
      <text:p text:style-name="Code"><text:s text:c="3"/>thing two("two");</text:p>
      <text:p text:style-name="Code"><text:s text:c="3"/>one = two;<text:change-end text:change-id="ct164950184"/></text:p>
      <text:p text:style-name="Code_20_Last">}<text:change text:change-id="ct162669824"/><text:change-start text:change-id="ct155628408"/></text:p>
      <text:p text:style-name="Body_20_Text_20_Cont">This C++ idiom is hard to comprehend at first, so let’s break it down. First, consider the <text:span text:style-name="Code_20_Inline">assignment_mixin</text:span> class template. Like many other templates, it takes a single template parameter. It defines a single member function, which happens to be an overloaded assignment operator. There’s nothing particularly special about <text:span text:style-name="Code_20_Inline">assignment_mixin</text:span>.</text:p>
      <text:p text:style-name="Body_20_Text">But <text:span text:style-name="Code_20_Inline">assignment_mixin</text:span> has one important property: the compiler can instantiate the template even if the template argument is an incomplete class. The compiler doesn’t need to expand the assignment operator until it is used, and at that point, <text:span text:style-name="Code_20_Inline">T</text:span> must be complete. But for the class itself, <text:span text:style-name="Code_20_Inline">T</text:span> can be incomplete. If the mix-in class were to declare a data member of type <text:span text:style-name="Code_20_Inline">T</text:span>, then the compiler would require <text:span text:style-name="Code_20_Inline">T</text:span> be a complete type when the mix-in is instantiated because the compiler would need to know the size of the mix-in.</text:p>
      <text:p text:style-name="Body_20_Text">In other words, you can use <text:span text:style-name="Code_20_Inline">assignment_mixin</text:span> as a base class, even if the template argument is an incomplete class.</text:p>
      <text:p text:style-name="Body_20_Text">When the compiler processes a class definition, immediately upon seeing the class name, it records that name in the current scope as an incomplete type. Thus, when <text:soft-page-break/><text:span text:style-name="Code_20_Inline">assignment_mixin&lt;thing&gt;</text:span> appears in the base class list, the compiler is able to instantiate the base class template using the incomplete type, <text:span text:style-name="Code_20_Inline">thing</text:span>, as the template argument.</text:p>
      <text:p text:style-name="Body_20_Text">By the time the compiler gets to the end of the class definition, thing becomes a complete type. After that, you will be able to use the assignment operator because when the compiler instantiates that template, it needs a complete type, and it has one.<text:change-end text:change-id="ct155628408"/></text:p>
      <text:p text:style-name="Heading_20_1">Friends to the Rescue</text:p>
      <text:p text:style-name="Body_20_Text_20_First">Mix-ins are a wonderful tool in C++. <text:s/>One difficulty, however, is that many operators should be implemented as free functions, not member functions. The trick is for a mix-in class to implement free functions. It turns out a mix-in class can indeed define a free function from within the class definition. This trick involves a new keyword, <text:span text:style-name="Code_20_Inline">friend</text:span>.</text:p>
      <text:p text:style-name="P6">For example, recall from Exploration 28 how the <text:span text:style-name="Code_20_Inline">rational</text:span> class implements the relational operators in terms of two fundamental operators: <text:span text:style-name="Code_20_Inline">==</text:span> and <text:span text:style-name="Code_20_Inline">&lt;</text:span>. This is a common pattern. Any type that can be compared with these two operators can follow the same pattern and implement all the relational operators. It seems perfectly reasonable to write a pair of mix-in class templates that implement the other comparison operators, based on these two. By using the <text:span text:style-name="Code_20_Inline">friend</text:span> modifier when defining the function, the mix-in class template defines a free function<text:change-start text:change-id="ct162766352"/> inside the class<text:change-end text:change-id="ct162766352"/>, as shown in Listing <text:variable-get text:name="chapter" office:value-type="float" style:data-style-name="N0">63</text:variable-get>-<text:reference-ref text:reference-format="text" text:ref-name="comparison_mixin_code">10</text:reference-ref>.</text:p>
      <text:p text:style-name="Code_20_Caption"><text:hidden-text text:condition="ooow:" text:string-value=".func" text:is-hidden="true"/>Listing <text:variable-get text:name="chapter" office:value-type="float" style:data-style-name="N0">63</text:variable-get>-<text:reference-mark-start text:name="comparison_mixin_code"/><text:sequence text:ref-name="refText9" text:name="Text" text:formula="ooow:Text+1" style:num-format="1">10</text:sequence><text:reference-mark-end text:name="comparison_mixin_code"/>. The <text:span text:style-name="Code_20_Inline">comparison_mixin</text:span> and <text:span text:style-name="Code_20_Inline">equality_mixin</text:span> class templates</text:p>
      <text:p text:style-name="Code_20_First">template&lt;class T&gt;</text:p>
      <text:p text:style-name="Code">class comparison_mixin</text:p>
      <text:p text:style-name="Code">{</text:p>
      <text:p text:style-name="Code">public:</text:p>
      <text:p text:style-name="Code"><text:s text:c="3"/>friend bool operator&gt;(T const&amp; lhs, T const&amp; rhs) { return rhs &lt; lhs; }</text:p>
      <text:p text:style-name="Code"><text:s text:c="3"/>friend bool operator&gt;=(T const&amp; lhs, T const&amp; rhs) { return not (lhs &lt; rhs); }</text:p>
      <text:p text:style-name="Code"><text:s text:c="3"/>friend bool operator&lt;=(T const&amp; lhs, T const&amp; rhs) { return not (rhs &lt; lhs); }</text:p>
      <text:p text:style-name="Code">};</text:p>
      <text:p text:style-name="Code">template&lt;class T&gt;</text:p>
      <text:p text:style-name="Code">class equality_mixin</text:p>
      <text:p text:style-name="Code">{</text:p>
      <text:p text:style-name="Code">public:</text:p>
      <text:p text:style-name="Code"><text:s text:c="3"/>friend bool operator!=(T const&amp; lhs, T const&amp; rhs) { return not (lhs == rhs); }</text:p>
      <text:p text:style-name="Code_20_Last">};</text:p>
      <text:p text:style-name="P7"><text:change-start text:change-id="ct161443744"/>Although this trick works fine, it <text:change-end text:change-id="ct161443744"/><text:change-start text:change-id="ct168610512"/>abuses the <text:span text:style-name="Code_20_Inline">friend</text:span> keyword. The original purpose of <text:span text:style-name="Code_20_Inline">friend</text:span> is to give permission to a function or class to access the private members of another class or function. After the <text:span text:style-name="Code_20_Inline">friend</text:span> keyword, name a class or declare a function. You must use the <text:span text:style-name="Code_20_Inline">class </text:span>or <text:span text:style-name="Code_20_Inline">struct </text:span>keyword when naming a friend class. The named function or all of the members of the named class can access all private and protected members of the class granting friendship:</text:p>
      <text:p text:style-name="Code_20_First">class secrets {</text:p>
      <text:p text:style-name="Code"><text:s text:c="2"/>friend int pal(secrets const&amp;);</text:p>
      <text:p text:style-name="Code"><text:s text:c="2"/>int priv; // no one except pal() can access priv</text:p>
      <text:p text:style-name="Code">};</text:p>
      <text:p text:style-name="Code"/>
      <text:p text:style-name="Code_20_Last">int pal(secrets const&amp; s) { return s.priv; }</text:p>
      <text:p text:style-name="P7"><text:change-end text:change-id="ct168610512"/><text:change-start text:change-id="ct152843752"/><text:soft-page-break/>When used in a mix-in, the fact that <text:span text:style-name="Code_20_Inline">friend</text:span> is meant to bypass access levels is irrelevant. The <text:span text:style-name="Code_20_Inline">comparison_mix</text:span><text:change-end text:change-id="ct152843752"/><text:change-start text:change-id="ct157397384"/><text:span text:style-name="Code_20_Inline">in</text:span> class template has only public members, anyway.<text:change-end text:change-id="ct157397384"/><text:change-start text:change-id="ct140892320"/> This trick is an unintended consequence of the definition of <text:span text:style-name="Code_20_Inline">friend</text:span>, but it is a highly useful uninten<text:change-end text:change-id="ct140892320"/><text:change-start text:change-id="ct155520200"/>ded consequence.<text:change-end text:change-id="ct155520200"/><text:change text:change-id="ct156799064"/></text:p>
      <text:p text:style-name="P15">Write the <text:span text:style-name="Code_20_Inline">&lt;</text:span> and <text:span text:style-name="Code_20_Inline">==</text:span> operators for the <text:span text:style-name="Code_20_Inline">thing</text:span> class. Then use the mix-ins to complete the suite of comparison functions.<text:span text:style-name="T8"> Compare your result with Listing </text:span><text:span text:style-name="T8"><text:variable-get text:name="chapter" office:value-type="float" style:data-style-name="N0">63</text:variable-get></text:span><text:span text:style-name="T8">-</text:span><text:span text:style-name="T8"><text:reference-ref text:reference-format="text" text:ref-name="number_class_with_mixins_code">11</text:reference-ref></text:span><text:span text:style-name="T8">.</text:span></text:p>
      <text:p text:style-name="Code_20_Caption"><text:span text:style-name="T8">Listing </text:span><text:span text:style-name="T8"><text:variable-get text:name="chapter" office:value-type="float" style:data-style-name="N0">63</text:variable-get></text:span><text:span text:style-name="T8">-</text:span><text:reference-mark-start text:name="number_class_with_mixins_code"/><text:span text:style-name="T8"><text:sequence text:ref-name="refText10" text:name="Text" text:formula="ooow:Text+1" style:num-format="1">11</text:sequence></text:span><text:reference-mark-end text:name="number_class_with_mixins_code"/><text:span text:style-name="T8">. The </text:span><text:span text:style-name="Code_20_Inline"><text:span text:style-name="T8">thing</text:span></text:span><text:span text:style-name="T8"> class with all of its mix-ins.</text:span></text:p>
      <text:p text:style-name="Code_20_First">class thing: public assignment_mixin&lt;thing&gt;,</text:p>
      <text:p text:style-name="Code"><text:s text:c="4"/>public comparison_mixin&lt;thing&gt;,</text:p>
      <text:p text:style-name="Code"><text:s text:c="4"/>public equality_mixin&lt;thing&gt;</text:p>
      <text:p text:style-name="Code">{</text:p>
      <text:p text:style-name="Code">public:</text:p>
      <text:p text:style-name="Code"><text:s text:c="3"/>thing() : value_() {}</text:p>
      <text:p text:style-name="Code"><text:s text:c="3"/>thing(std::string const&amp; s) : value_(s) {}</text:p>
      <text:p text:style-name="Code"><text:s text:c="3"/>void swap(thing&amp; other) { value_.swap(other.value_); }</text:p>
      <text:p text:style-name="Code"><text:s text:c="3"/>std::string const&amp; str() const { return value_; }</text:p>
      <text:p text:style-name="Code">private:</text:p>
      <text:p text:style-name="Code"><text:s text:c="3"/>std::string value_;</text:p>
      <text:p text:style-name="Code">};</text:p>
      <text:p text:style-name="Code">bool operator==(thing const&amp; lhs, thing const&amp; rhs)</text:p>
      <text:p text:style-name="Code">{</text:p>
      <text:p text:style-name="Code"><text:s text:c="2"/>return lhs.str() == rhs.str();</text:p>
      <text:p text:style-name="Code">}</text:p>
      <text:p text:style-name="Code"/>
      <text:p text:style-name="Code">bool operator&lt;( thing const&amp; lhs, thing const&amp; rhs)</text:p>
      <text:p text:style-name="Code">{</text:p>
      <text:p text:style-name="Code"><text:s text:c="2"/>return lhs.str() &lt; rhs.str();</text:p>
      <text:p text:style-name="Code">}</text:p>
      <text:p text:style-name="Code"/>
      <text:p text:style-name="Code">int main()</text:p>
      <text:p text:style-name="Code">{</text:p>
      <text:p text:style-name="Code"><text:s text:c="3"/>thing a, b("xyz"), c(b);</text:p>
      <text:p text:style-name="Code"><text:s text:c="3"/>assert(a == a);</text:p>
      <text:p text:style-name="Code"><text:s text:c="3"/>assert(a != b);</text:p>
      <text:p text:style-name="Code"><text:s text:c="3"/>assert(a &lt;= b);</text:p>
      <text:p text:style-name="Code"><text:s text:c="3"/>assert(b &gt;= c);</text:p>
      <text:p text:style-name="Code"><text:s text:c="3"/>assert(c &gt; a);</text:p>
      <text:p text:style-name="Code"><text:s text:c="3"/>c = a;</text:p>
      <text:p text:style-name="Code"><text:s text:c="3"/>assert(a == c);</text:p>
      <text:p text:style-name="Code"><text:s text:c="3"/>assert(a != b);</text:p>
      <text:p text:style-name="Code"><text:s text:c="3"/>assert(c &lt;= b);</text:p>
      <text:p text:style-name="Code">}</text:p>
      <text:p text:style-name="Body_20_Text_20_Cont"><text:span text:style-name="T8">Multiple inheritance even appears in the C++ standard library. You know about </text:span><text:span text:style-name="Code_20_Inline"><text:span text:style-name="T8">istream</text:span></text:span><text:span text:style-name="T8"> for input and </text:span><text:span text:style-name="Code_20_Inline"><text:span text:style-name="T8">ostream</text:span></text:span><text:span text:style-name="T8"> for output. The library also has </text:span><text:span text:style-name="Code_20_Inline"><text:span text:style-name="T8">iostream</text:span></text:span><text:span text:style-name="T8">, so a single stream can perform input and output. As you might expect </text:span><text:span text:style-name="Code_20_Inline"><text:span text:style-name="T8">iostream </text:span></text:span><text:span text:style-name="T8">derives from </text:span><text:span text:style-name="Code_20_Inline"><text:span text:style-name="T8">istream</text:span></text:span><text:span text:style-name="T8"> and </text:span><text:span text:style-name="Code_20_Inline"><text:span text:style-name="T8">ostream</text:span></text:span><text:span text:style-name="T8">. The only quirk has nothing to do with multiple inheritance: </text:span><text:span text:style-name="Code_20_Inline"><text:span text:style-name="T8">iostream</text:span></text:span><text:span text:style-name="T8"> is defined in the </text:span><text:span text:style-name="Code_20_Inline"><text:span text:style-name="T8">&lt;istream&gt;</text:span></text:span><text:span text:style-name="T8"> </text:span><text:soft-page-break/><text:span text:style-name="T8">header. The </text:span><text:span text:style-name="Code_20_Inline"><text:span text:style-name="T8">&lt;iostream&gt;</text:span></text:span><text:span text:style-name="T8"> header defines the names </text:span><text:span text:style-name="Code_20_Inline"><text:span text:style-name="T8">std::cin</text:span></text:span><text:span text:style-name="T8">, </text:span><text:span text:style-name="Code_20_Inline"><text:span text:style-name="T8">std::cout</text:span></text:span><text:span text:style-name="T8">, etc. The header name is an accident of history.</text:span></text:p>
      <text:p text:style-name="P6">The next exploration continues your advanced view of class templates, with policies and traits.<office:annotation><dc:creator>FWG</dc:creator><dc:date>2008-09-17T00:00:00</dc:date><text:p>I think this chapter needs a bit more</text:p><text:p>work. I think both friend and virtual base</text:p><text:p>classes deserve a bit more explanation.</text:p><text:p/><text:p>---- FWG, 09/17/2008, 01:03 ----</text:p><text:p/></office:annotat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Nimbus Sans L" svg:font-family="'Nimbus Sans L'"/>
    <style:font-face style:name="Times" svg:font-family="Times"/>
    <style:font-face style:name="Courier New" svg:font-family="'Courier New'" style:font-family-generic="modern"/>
    <style:font-face style:name="Cumberland AMT" svg:font-family="'Cumberland AMT'" style:font-family-generic="modern" style:font-pitch="fixed"/>
    <style:font-face style:name="Albany AMT" svg:font-family="'Albany AMT'"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ommonBullets" svg:font-family="CommonBullets" style:font-family-generic="swiss" style:font-pitch="variable"/>
    <style:font-face style:name="Tahoma" svg:font-family="Tahoma"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font-name-asian="Albany AMT" style:font-size-asian="12pt" style:language-asian="en" style:country-asian="US" style:font-name-complex="Albany AMT"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0835in" fo:orphans="2" fo:widows="2" style:writing-mode="lr-tb"/>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class="text">
      <style:paragraph-properties fo:margin-left="0in" fo:margin-right="0in" fo:line-height="0.1807in" fo:orphans="2" fo:widows="2" fo:text-indent="0.25in" style:auto-text-indent="false"/>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Albany AMT" style:font-size-asian="14pt" style:font-name-complex="Albany AMT" style:font-size-complex="14pt"/>
    </style:style>
    <style:style style:name="Heading_20_1" style:display-name="Heading 1" style:family="paragraph" style:parent-style-name="Standard" style:next-style-name="Body_20_Text_20_First" style:class="text">
      <style:paragraph-properties fo:margin-top="0.25in" fo:margin-bottom="0.0835in" fo:keep-with-next="always"/>
      <style:text-properties style:font-name="Arial" fo:font-size="18pt" fo:font-weight="bold" style:font-size-asian="18pt" style:font-weight-asian="bold" style:font-size-complex="18pt"/>
    </style:style>
    <style:style style:name="Heading_20_2" style:display-name="Heading 2" style:family="paragraph" style:parent-style-name="Standard" style:next-style-name="Body_20_Text_20_First" style:class="text">
      <style:paragraph-properties fo:margin-top="0.25in" fo:margin-bottom="0.0835in" fo:keep-with-next="always"/>
      <style:text-properties fo:font-size="14.5pt" fo:font-weight="bold" style:font-size-asian="14.5pt" style:font-weight-asian="bold" style:font-size-complex="14pt"/>
    </style:style>
    <style:style style:name="Heading_20_3" style:display-name="Heading 3" style:family="paragraph" style:parent-style-name="Standard" style:next-style-name="Body_20_Text_20_First" style:class="text">
      <style:paragraph-properties fo:margin-top="0.25in" fo:margin-bottom="0.0835in" fo:keep-with-next="always"/>
      <style:text-properties style:font-name="Arial Narrow" fo:font-size="12.5pt" fo:font-weight="bold" style:font-size-asian="12.5pt" style:font-weight-asian="bold" style:font-size-complex="14pt"/>
    </style:style>
    <style:style style:name="Heading_20_4" style:display-name="Heading 4" style:family="paragraph" style:parent-style-name="Standard" style:next-style-name="Standard" style:class="text">
      <style:paragraph-properties fo:margin-top="0.25in" fo:margin-bottom="0.0835in" fo:keep-with-next="always"/>
      <style:text-properties fo:letter-spacing="-0.0043in" fo:font-weight="bold" style:font-weight-asian="bold" style:font-size-complex="12pt"/>
    </style:style>
    <style:style style:name="Heading_20_5" style:display-name="Heading 5" style:family="paragraph" style:parent-style-name="Standard" style:next-style-name="Standard" style:class="text">
      <style:paragraph-properties fo:margin-top="0.1665in" fo:margin-bottom="0.0417in"/>
      <style:text-properties style:font-name="Arial Narrow" fo:font-size="11pt" fo:font-weight="bold" style:font-size-asian="11pt" style:font-weight-asian="bold"/>
    </style:style>
    <style:style style:name="List" style:family="paragraph" style:parent-style-name="Text_20_body" style:class="list">
      <style:text-properties style:font-name="Times"/>
    </style:style>
    <style:style style:name="Caption" style:family="paragraph" style:parent-style-name="Standard" style:class="extra">
      <style:paragraph-properties fo:margin-top="0.0835in" fo:margin-bottom="0.0835in" text:number-lines="false" text:line-number="0"/>
      <style:text-properties style:font-name="Times" fo:font-size="10pt" fo:font-style="italic" style:font-size-asian="10pt" style:font-style-asian="italic" style:font-size-complex="10pt" style:font-style-complex="italic"/>
    </style:style>
    <style:style style:name="Footnote" style:family="paragraph" style:parent-style-name="Standard" style:class="extra">
      <style:text-properties fo:font-size="9.5pt" style:font-size-asian="9.5pt"/>
    </style:style>
    <style:style style:name="Index" style:family="paragraph" style:parent-style-name="Standard" style:class="index">
      <style:paragraph-properties text:number-lines="false" text:line-number="0"/>
      <style:text-properties style:font-name="Times"/>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Body_20_Text_20_First" style:display-name="Body Text First" style:family="paragraph" style:parent-style-name="Text_20_body" style:next-style-name="Body_20_Text">
      <style:paragraph-properties fo:margin-left="0in" fo:margin-right="0in" fo:margin-top="0.0835in" fo:margin-bottom="0in" fo:text-indent="0in" style:auto-text-indent="false"/>
    </style:style>
    <style:style style:name="Body_20_Text_20_Cont" style:display-name="Body Text Cont" style:family="paragraph" style:parent-style-name="Body_20_Text" style:next-style-name="Body_20_Text">
      <style:paragraph-properties fo:margin-left="0in" fo:margin-right="0in" fo:margin-top="0.0835in" fo:margin-bottom="0in" fo:line-height="0.1807in" fo:text-indent="0in" style:auto-text-indent="false"/>
      <style:text-properties fo:font-size="11.5pt" style:font-size-asian="11.5pt"/>
    </style:style>
    <style:style style:name="Bullet" style:family="paragraph" style:parent-style-name="Standard">
      <style:paragraph-properties fo:margin-left="0.4in" fo:margin-right="0in" fo:margin-top="0.083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Bullet_20_First" style:display-name="Bullet First" style:family="paragraph" style:parent-style-name="Bullet" style:next-style-name="Bullet">
      <style:paragraph-properties fo:margin-top="0.1665in" fo:margin-bottom="0.0835in"/>
    </style:style>
    <style:style style:name="Bullet_20_Last" style:display-name="Bullet Last" style:family="paragraph" style:parent-style-name="Bullet" style:next-style-name="Body_20_Text_20_Cont">
      <style:paragraph-properties fo:margin-top="0.0835in" fo:margin-bottom="0.1665in"/>
    </style:style>
    <style:style style:name="Note_2f_Tip_2f_Caution" style:display-name="Note/Tip/Caution" style:family="paragraph" style:parent-style-name="Standard" style:next-style-name="Body_20_Text">
      <style:paragraph-properties fo:margin-top="0.25in" fo:margin-bottom="0.25in" fo:line-height="0.1945in" fo:orphans="0" fo:widows="0" fo:padding-left="0in" fo:padding-right="0in" fo:padding-top="0.139in" fo:padding-bottom="0.139in" fo:border-left="none" fo:border-right="none" fo:border-top="0.0071in solid #000000" fo:border-bottom="0.0071in solid #000000"/>
      <style:text-properties style:font-name="Arial Narrow" fo:font-size="10.5pt" style:font-size-asian="10.5pt" style:font-size-complex="12pt"/>
    </style:style>
    <style:style style:name="Code_20_Bold" style:display-name="Code Bold" style:family="paragraph" style:parent-style-name="Standard" style:next-style-name="Code">
      <style:paragraph-properties fo:margin-left="0in" fo:margin-right="0.1in" fo:margin-top="0in" fo:margin-bottom="0in" fo:line-height="0.1665in" fo:text-indent="0in" style:auto-text-indent="false"/>
      <style:text-properties fo:color="#800000" style:font-name="TheSansMonoConNormal" fo:font-size="10pt" fo:language="en" fo:country="US" fo:font-weight="bold" style:font-size-asian="10pt" style:language-asian="en" style:country-asian="US" style:font-weight-asian="bold"/>
    </style:style>
    <style:style style:name="Chapter_20_Number" style:display-name="Chapter Number" style:family="paragraph" style:next-style-name="Chapter_20_Title">
      <style:paragraph-properties fo:margin-top="0in" fo:margin-bottom="0.1665in" fo:orphans="2" fo:widows="2" fo:keep-with-next="always"/>
      <style:text-properties fo:text-transform="uppercase" style:use-window-font-color="true" style:font-name="Arial" fo:font-size="14pt" fo:language="en" fo:country="US" fo:font-weight="bold" style:font-name-asian="Times New Roman" style:font-size-asian="14pt" style:font-weight-asian="bold" style:font-name-complex="Times New Roman" style:font-size-complex="14pt" style:language-complex="ar" style:country-complex="SA"/>
    </style:style>
    <style:style style:name="Chapter_20_Title" style:display-name="Chapter Title" style:family="paragraph" style:next-style-name="Body_20_Text_20_First">
      <style:paragraph-properties fo:margin-top="0.3335in" fo:margin-bottom="0.3335in" fo:orphans="2" fo:widows="2"/>
      <style:text-properties style:use-window-font-color="true" style:font-name="Arial" fo:font-size="30pt" fo:language="en" fo:country="US" fo:font-weight="bold" style:font-name-asian="Times New Roman" style:font-size-asian="30pt" style:font-weight-asian="bold" style:font-name-complex="Times New Roman" style:font-size-complex="24pt" style:language-complex="ar" style:country-complex="SA"/>
    </style:style>
    <style:style style:name="Figure_20_Caption" style:display-name="Figure Caption" style:family="paragraph" style:next-style-name="Body_20_Text">
      <style:paragraph-properties fo:margin-top="0.1665in" fo:margin-bottom="0.1665in" fo:line-height="0.1945in" fo:orphans="2" fo:widows="2">
        <style:tab-stops>
          <style:tab-stop style:position="0.4in"/>
        </style:tab-stops>
      </style:paragraph-properties>
      <style:text-properties style:use-window-font-color="true" style:font-name="Times New Roman" fo:font-size="11pt" fo:language="en" fo:country="US" fo:font-style="italic" style:font-name-asian="Times New Roman" style:font-size-asian="11pt" style:language-asian="en" style:country-asian="US" style:font-style-asian="italic" style:font-name-complex="Times New Roman" style:font-size-complex="10pt" style:language-complex="ar" style:country-complex="SA"/>
    </style:style>
    <style:style style:name="Code_20_Caption" style:display-name="Code Caption" style:family="paragraph" style:parent-style-name="Figure_20_Caption" style:next-style-name="Code_20_First">
      <style:paragraph-properties fo:margin-top="0.1665in" fo:margin-bottom="0.0835in"/>
    </style:style>
    <style:style style:name="Code_20_First" style:display-name="Code First" style:family="paragraph" style:parent-style-name="Standard" style:next-style-name="Code">
      <style:paragraph-properties fo:margin-left="0in" fo:margin-right="0.1in" fo:margin-top="0.111in" fo:margin-bottom="0in" fo:line-height="0.1665in" fo:text-indent="0in" style:auto-text-indent="false"/>
      <style:text-properties style:font-name="TheSansMonoConNormal" fo:font-size="10pt" fo:language="en" fo:country="US" style:font-size-asian="10pt" style:language-asian="en" style:country-asian="US"/>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 style:display-name="Code Last" style:family="paragraph" style:parent-style-name="Standard" style:next-style-name="Body_20_Text_20_Cont">
      <style:paragraph-properties fo:margin-left="0in" fo:margin-right="0.1in" fo:margin-top="0in" fo:margin-bottom="0.111in" fo:line-height="0.1665in" fo:text-indent="0in" style:auto-text-indent="false"/>
      <style:text-properties style:font-name="TheSansMonoConNormal" fo:font-size="10pt" fo:language="en" fo:country="US" style:font-size-asian="10pt" style:language-asian="en" style:country-asian="US"/>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ullet_20_Sub_20_List" style:display-name="Bullet Sub List" style:family="paragraph">
      <style:paragraph-properties fo:margin-left="0.8in" fo:margin-right="0in" fo:margin-top="0.0835in" fo:margin-bottom="0.0835in" fo:orphans="2" fo:widows="2" fo:text-indent="-0.8in" style:auto-text-indent="false">
        <style:tab-stops>
          <style:tab-stop style:position="-0.25in"/>
          <style:tab-stop style:position="-0.05in"/>
        </style:tab-stops>
      </style:paragraph-properties>
      <style:text-properties style:use-window-font-color="true" style:font-name="Times New Roman" fo:font-size="11.5pt" fo:language="en" fo:country="US" style:font-name-asian="Times New Roman" style:font-size-asian="11.5pt" style:font-name-complex="Times New Roman" style:font-size-complex="10pt" style:language-complex="ar" style:country-complex="SA"/>
    </style:style>
    <style:style style:name="Num_20_Sub_20_List" style:display-name="Num Sub List" style:family="paragraph" style:parent-style-name="Bullet_20_Sub_20_List"/>
    <style:style style:name="Num_20_List" style:display-name="Num List" style:family="paragraph" style:parent-style-name="Standard">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Code" style:family="paragraph" style:parent-style-name="Code_20_Bold">
      <style:text-properties fo:color="#000000" fo:font-weight="normal" style:font-weight-asian="normal"/>
    </style:style>
    <style:style style:name="Bibliography" style:family="paragraph" style:parent-style-name="Bullet_20_First">
      <style:paragraph-properties fo:margin-left="0.25in" fo:margin-right="0in" fo:margin-top="0.0835in" fo:margin-bottom="0in" fo:text-indent="-0.25in" style:auto-text-indent="false"/>
    </style:style>
    <style:style style:name="Index_20_Letter" style:display-name="Index Letter" style:family="paragraph" style:parent-style-name="Standard" style:next-style-name="Index_20_1">
      <style:paragraph-properties fo:margin-top="0.1665in" fo:margin-bottom="0in"/>
      <style:text-properties style:font-name="Arial" fo:font-size="14pt" fo:font-weight="bold" style:font-size-asian="14pt" style:font-weight-asian="bold"/>
    </style:style>
    <style:style style:name="Part_20_Opener_20_Text" style:display-name="Part Opener Text" style:family="paragraph" style:parent-style-name="Standard">
      <style:paragraph-properties fo:margin-top="0.0835in" fo:margin-bottom="0in" fo:line-height="150%"/>
      <style:text-properties style:font-name="Trebuchet MS" fo:font-size="11pt" fo:letter-spacing="-0.0043in" fo:font-weight="bold" style:font-size-asian="11pt" style:font-weight-asian="bold" style:font-size-complex="11pt"/>
    </style:style>
    <style:style style:name="SB_20_Code_20_First" style:display-name="SB Code First" style:family="paragraph" style:next-style-name="SB_20_Code">
      <style:paragraph-properties fo:margin-left="0.2in" fo:margin-right="0.2in" fo:margin-top="0.1665in" fo:margin-bottom="0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art_20_Number" style:display-name="Part Number" style:family="paragraph" style:parent-style-name="Chapter_20_Number" style:next-style-name="Part_20_Title">
      <style:paragraph-properties fo:keep-with-next="auto"/>
    </style:style>
    <style:style style:name="Part_20_Title" style:display-name="Part Title" style:family="paragraph" style:parent-style-name="Chapter_20_Title" style:next-style-name="Part_20_Opener_20_Text">
      <style:paragraph-properties fo:margin-top="0in" fo:margin-bottom="0.3335in"/>
    </style:style>
    <style:style style:name="Production" style:family="paragraph" style:next-style-name="Body_20_Text">
      <style:paragraph-properties fo:margin-top="0.1665in" fo:margin-bottom="0.1665in" fo:keep-together="always" fo:orphans="2" fo:widows="2" fo:keep-with-next="always"/>
      <style:text-properties fo:color="#0000ff" style:font-name="Times New Roman" fo:font-size="12pt" fo:language="en" fo:country="US" fo:font-style="italic" fo:font-weight="bold" style:font-name-asian="Times New Roman" style:font-size-asian="12pt" style:font-style-asian="italic" style:font-weight-asian="bold" style:font-name-complex="Times New Roman" style:font-size-complex="10pt" style:language-complex="ar" style:country-complex="SA"/>
    </style:style>
    <style:style style:name="Quote" style:family="paragraph" style:parent-style-name="Text_20_body" style:next-style-name="Quote_20_Source">
      <style:paragraph-properties fo:margin-left="0.3in" fo:margin-right="0.3in" fo:margin-top="0.222in" fo:margin-bottom="0.1665in" fo:text-align="justify" style:justify-single-word="false" fo:text-indent="0in" style:auto-text-indent="false"/>
      <style:text-properties fo:font-size="12pt" fo:font-style="italic" style:font-size-asian="12pt" style:font-style-asian="italic"/>
    </style:style>
    <style:style style:name="Results" style:family="paragraph" style:parent-style-name="Standard">
      <style:paragraph-properties fo:margin-left="0in" fo:margin-right="0.1in" fo:margin-top="0in" fo:margin-bottom="0in" fo:line-height="0.1665in" fo:text-indent="0in" style:auto-text-indent="false"/>
      <style:text-properties style:font-name="TheSansMonoConNormal" fo:font-size="10pt" fo:language="en" fo:country="US" style:font-size-asian="10pt" style:language-asian="en" style:country-asian="US"/>
    </style:style>
    <style:style style:name="Results_20_First" style:display-name="Results First" style:family="paragraph" style:parent-style-name="Code_20_First" style:next-style-name="Results">
      <style:paragraph-properties fo:margin-top="0.1665in" fo:margin-bottom="0in" fo:padding-left="0in" fo:padding-right="0in" fo:padding-top="0.0693in" fo:padding-bottom="0in" fo:border-left="none" fo:border-right="none" fo:border-top="0.0138in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0138in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fo:text-indent="0in" style:auto-text-indent="false" fo:padding-left="0in" fo:padding-right="0in" fo:padding-top="0.0693in" fo:padding-bottom="0.0693in" fo:border-left="none" fo:border-right="none" fo:border-top="0.0138in solid #808080" fo:border-bottom="0.0138in solid #808080"/>
      <style:text-properties style:font-name="TheSansMonoConNormal"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fo:text-indent="0in" style:auto-text-indent="false"/>
      <style:text-properties style:font-name="Arial Narrow" fo:font-size="10pt" style:font-size-asian="10pt"/>
    </style:style>
    <style:style style:name="SB_20_Num_20_List" style:display-name="SB Num List" style:family="paragraph">
      <style:paragraph-properties fo:margin-left="0.5299in" fo:margin-right="0.2in" fo:margin-top="0.1665in" fo:margin-bottom="0.1665in" fo:orphans="2" fo:widows="2" fo:text-indent="-0.3299in" style:auto-text-indent="false">
        <style:tab-stops>
          <style:tab-stop style:position="-0.3799in"/>
          <style:tab-stop style:position="-0.2in"/>
        </style:tab-stops>
      </style:paragraph-properties>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fo:text-indent="-0.3in" style:auto-text-indent="false"/>
    </style:style>
    <style:style style:name="SB_20_Bullet" style:display-name="SB Bullet" style:family="paragraph" style:parent-style-name="SB_20_Bullet_20_First">
      <style:paragraph-properties fo:margin-left="0.5in" fo:margin-right="0.2in" fo:margin-top="0.0835in" fo:margin-bottom="0.0835in"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style:style>
    <style:style style:name="SB_20_Head" style:display-name="SB Head" style:family="paragraph" style:next-style-name="SB_20_Body_20_First">
      <style:paragraph-properties fo:margin-left="0.2in" fo:margin-right="0.2in" fo:margin-top="0.25in" fo:margin-bottom="0.1665in" fo:text-align="center" style:justify-single-word="false" fo:orphans="2" fo:widows="2" fo:text-indent="0in" style:auto-text-indent="false" fo:background-color="#c0c0c0" fo:padding-left="0.0555in" fo:padding-right="0.0555in" fo:padding-top="0.0138in" fo:padding-bottom="0.0138in" fo:border="0.0138in solid #c0c0c0">
        <style:background-image/>
      </style:paragraph-properties>
      <style:text-properties fo:text-transform="uppercase" style:use-window-font-color="true" style:font-name="Arial" fo:font-size="11pt" fo:language="en" fo:country="US" fo:font-weight="bold" style:font-name-asian="Times New Roman" style:font-size-asian="11pt" style:font-weight-asian="bold" style:font-name-complex="Times New Roman"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fo:text-align="center" style:justify-single-word="false" fo:orphans="2" fo:widows="2" fo:text-indent="0in" style:auto-text-indent="false"/>
      <style:text-properties fo:color="#808080" style:font-name="Arial" fo:font-size="10.5pt" fo:language="en" fo:country="US" style:text-underline-style="solid" style:text-underline-width="auto" style:text-underline-color="font-color" fo:font-weight="bold" style:font-name-asian="Times New Roman" style:font-size-asian="10.5pt" style:font-weight-asian="bold" style:font-name-complex="Times New Roman" style:font-size-complex="11pt" style:language-complex="ar" style:country-complex="SA"/>
    </style:style>
    <style:style style:name="SB_20_Code" style:display-name="SB Code" style:family="paragraph">
      <style:paragraph-properties fo:margin-left="0.2in" fo:margin-right="0.2in" fo:orphans="2" fo:widows="2" fo:text-indent="0in" style:auto-text-indent="false"/>
      <style:text-properties style:use-window-font-color="true" style:font-name="TheSansMonoConNormal" fo:font-size="10pt" fo:language="en" fo:country="US" style:font-name-asian="Times New Roman" style:font-size-asian="10pt" style:language-asian="en" style:country-asian="US" style:font-name-complex="Times New Roman" style:font-size-complex="10pt" style:language-complex="ar" style:country-complex="SA"/>
    </style:style>
    <style:style style:name="SB_20_Code_20_Single" style:display-name="SB Code Single" style:family="paragraph" style:parent-style-name="SB_20_Code" style:next-style-name="SB_20_Body">
      <style:paragraph-properties fo:margin-top="0.1665in" fo:margin-bottom="0.1665in"/>
    </style:style>
    <style:style style:name="Table_20_Text" style:display-name="Table Text" style:family="paragraph">
      <style:paragraph-properties fo:margin-top="0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Table_20_Caption" style:display-name="Table Caption" style:family="paragraph" style:parent-style-name="Figure_20_Caption" style:next-style-name="Table_20_Head">
      <style:paragraph-properties fo:margin-top="0.1665in" fo:margin-bottom="0.0835in"/>
    </style:style>
    <style:style style:name="Table_20_Head" style:display-name="Table Head" style:family="paragraph" style:next-style-name="Table_20_Text">
      <style:paragraph-properties fo:margin-left="0.5in" fo:margin-right="0in" fo:margin-top="0.0835in" fo:margin-bottom="0.0835in" fo:line-height="0.1665in" fo:orphans="2" fo:widows="2" fo:text-indent="-0.5in" style:auto-text-indent="false" fo:padding-left="0in" fo:padding-right="0in" fo:padding-top="0.0417in" fo:padding-bottom="0in" fo:border-left="none" fo:border-right="none" fo:border-top="0.0071in solid #000000" fo:border-bottom="none" fo:keep-with-next="always"/>
      <style:text-properties style:use-window-font-color="true" style:font-name="Arial Narrow" fo:font-size="10.5pt" fo:language="en" fo:country="US" fo:font-weight="bold" style:font-name-asian="Times New Roman" style:font-size-asian="10.5pt" style:font-weight-asian="bold" style:font-name-complex="Times New Roman" style:font-size-complex="10pt" style:language-complex="ar" style:country-complex="SA"/>
    </style:style>
    <style:style style:name="Table_20_Footnote" style:display-name="Table Footnote" style:family="paragraph" style:parent-style-name="Table_20_Text" style:next-style-name="Body_20_Text_20_Cont">
      <style:paragraph-properties fo:margin-top="0.0417in" fo:margin-bottom="0.1665in"/>
      <style:text-properties fo:font-size="9pt" fo:font-style="italic" style:font-size-asian="9pt" style:font-style-asian="italic"/>
    </style:style>
    <style:style style:name="Table_20_Subhead" style:display-name="Table Subhead" style:family="paragraph" style:next-style-name="Table_20_Text">
      <style:paragraph-properties fo:margin-top="0.0835in" fo:margin-bottom="0.0835in" fo:line-height="0.1665in" fo:keep-together="always" fo:orphans="2" fo:widows="2" fo:keep-with-next="always"/>
      <style:text-properties fo:color="#808080" style:font-name="Times New Roman" fo:font-size="10pt" fo:language="en" fo:country="U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style>
    <style:style style:name="Table_20_Text_20_Last" style:display-name="Table Text Last" style:family="paragraph" style:parent-style-name="Table_20_Text" style:next-style-name="Body_20_Text_20_Cont">
      <style:paragraph-properties fo:margin-top="0in" fo:margin-bottom="0.1665in" fo:padding-left="0in" fo:padding-right="0in" fo:padding-top="0in" fo:padding-bottom="0.0417in" fo:border-left="none" fo:border-right="none" fo:border-top="none" fo:border-bottom="0.0071in solid #000000"/>
    </style:style>
    <style:style style:name="Unnumbered" style:family="paragraph">
      <style:paragraph-properties fo:margin-left="0.25in" fo:margin-right="0in" fo:margin-top="0.0835in" fo:margin-bottom="0in" fo:orphans="2" fo:widows="2" fo:text-indent="0in" style:auto-text-indent="false" style:text-autospace="none" style:punctuation-wrap="simple" style:vertical-align="baseline"/>
      <style:text-properties style:use-window-font-color="true" style:font-name="Times New Roman" fo:font-size="11.5pt" fo:language="en" fo:country="US" style:font-name-asian="Times New Roman" style:font-size-asian="11.5pt" style:font-name-complex="Times New Roman"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style:style>
    <style:style style:name="Unnumbered_20_Last" style:display-name="Unnumbered Last" style:family="paragraph" style:parent-style-name="Unnumbered" style:next-style-name="Body_20_Text_20_Cont">
      <style:paragraph-properties fo:margin-top="0.0835in" fo:margin-bottom="0.1665in"/>
    </style:style>
    <style:style style:name="Quote_20_Source" style:display-name="Quote Source" style:family="paragraph" style:parent-style-name="Quote" style:next-style-name="Body_20_Text">
      <style:paragraph-properties fo:margin-left="0in" fo:margin-right="0in" fo:margin-top="0in" fo:margin-bottom="0.1665in" fo:text-align="end" style:justify-single-word="false" fo:text-indent="0in" style:auto-text-indent="false"/>
      <style:text-properties fo:font-style="normal" style:font-style-asian="normal"/>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style:style>
    <style:style style:name="Exercise_20_Head" style:display-name="Exercise Head" style:family="paragraph" style:parent-style-name="SB_20_Head" style:next-style-name="Exercise_20_Body">
      <style:paragraph-properties fo:margin-left="0in" fo:margin-right="0in" fo:text-indent="0in" style:auto-text-indent="false" fo:background-color="#333333" fo:padding-left="0.0555in" fo:padding-right="0.0555in" fo:padding-top="0.0138in" fo:padding-bottom="0.0138in" fo:border="0.0138in solid #000000">
        <style:background-image/>
      </style:paragraph-properties>
      <style:text-properties fo:font-variant="normal" fo:text-transform="none" fo:color="#ffffff" style:font-size-complex="11pt"/>
    </style:style>
    <style:style style:name="Exercise_20_Body" style:display-name="Exercise Body" style:family="paragraph">
      <style:paragraph-properties fo:margin-top="0.0835in" fo:margin-bottom="0.0835in" fo:orphans="2" fo:widows="2"/>
      <style:text-properties style:use-window-font-color="true" style:font-name="Arial Narrow" fo:font-size="10pt" fo:language="en" fo:country="US" style:font-name-asian="Times New Roman" style:font-size-asian="10pt" style:font-name-complex="Times New Roman" style:font-size-complex="10pt" style:language-complex="ar" style:country-complex="SA"/>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fo:text-indent="0in" style:auto-text-indent="false" fo:padding-left="0in" fo:padding-right="0in" fo:padding-top="0in" fo:padding-bottom="0.1665in" fo:border-left="none" fo:border-right="none" fo:border-top="none" fo:border-bottom="0.0138in solid #000000"/>
    </style:style>
    <style:style style:name="Glossary_20_Head" style:display-name="Glossary Head" style:family="paragraph" style:parent-style-name="Standard" style:next-style-name="Glossary_20_Text">
      <style:paragraph-properties fo:margin-top="0.0835in" fo:margin-bottom="0in"/>
      <style:text-properties style:font-name="Arial"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size="24pt" style:font-size-asian="24pt"/>
    </style:style>
    <style:style style:name="FM_20_Subtitle" style:display-name="FM Subtitle" style:family="paragraph" style:parent-style-name="FM_20_Title" style:next-style-name="FM_20_Author">
      <style:text-properties fo:color="#808080" fo:font-size="12pt" fo:font-weight="bold" style:font-size-asian="12pt" style:font-weight-asian="bold"/>
    </style:style>
    <style:style style:name="FM_20_Author" style:display-name="FM Author" style:family="paragraph" style:parent-style-name="Standard">
      <style:paragraph-properties fo:margin-top="0.25in" fo:margin-bottom="0.0835in" fo:text-align="center" style:justify-single-word="false"/>
      <style:text-properties fo:text-transform="uppercase" style:font-name="Arial" fo:font-size="11pt" fo:font-weight="bold" style:font-size-asian="11pt" style:font-weight-asian="bold" style:font-size-complex="12pt"/>
    </style:style>
    <style:style style:name="FM_20_Copyright" style:display-name="FM Copyright" style:family="paragraph">
      <style:paragraph-properties fo:margin-top="0.0835in" fo:margin-bottom="0.0835in" fo:orphans="2" fo:widows="2"/>
      <style:text-properties style:use-window-font-color="true" style:font-name="Times New Roman" fo:font-size="10.5pt" fo:language="en" fo:country="US" style:font-name-asian="Times New Roman" style:font-size-asian="10.5pt" style:font-name-complex="Times New Roman" style:font-size-complex="10pt" style:language-complex="ar" style:country-complex="SA"/>
    </style:style>
    <style:style style:name="FM_20_Copyright_20_Credits" style:display-name="FM Copyright Credits" style:family="paragraph" style:parent-style-name="Standard">
      <style:paragraph-properties fo:margin-left="0.45in" fo:margin-right="0in" fo:margin-top="0.1665in" fo:margin-bottom="0in" fo:text-indent="-0.2in" style:auto-text-indent="false"/>
      <style:text-properties fo:font-size="10.5pt" style:font-size-asian="10.5pt"/>
    </style:style>
    <style:style style:name="FM_20_Dedication" style:display-name="FM Dedication" style:family="paragraph" style:parent-style-name="Standard">
      <style:paragraph-properties fo:text-align="center" style:justify-single-word="false"/>
      <style:text-properties fo:font-style="italic" style:font-style-asian="italic"/>
    </style:style>
    <style:style style:name="FM_20_Head" style:display-name="FM Head" style:family="paragraph" style:parent-style-name="Chapter_20_Title" style:next-style-name="Body_20_Text_20_First">
      <style:text-properties style:font-name="Trebuchet MS" fo:letter-spacing="-0.0138in" style:font-size-complex="30pt"/>
    </style:style>
    <style:style style:name="FM_20_Copyright_20_Credits_20_Last" style:display-name="FM Copyright Credits Last" style:family="paragraph" style:parent-style-name="FM_20_Copyright_20_Credits" style:next-style-name="FM_20_Copyright">
      <style:paragraph-properties fo:margin-top="0in" fo:margin-bottom="0.1665in"/>
    </style:style>
    <style:style style:name="Code_20_Single" style:display-name="Code Single" style:family="paragraph" style:parent-style-name="Standard" style:next-style-name="Body_20_Text_20_Cont">
      <style:paragraph-properties fo:margin-left="0in" fo:margin-right="0.1in" fo:margin-top="0.0835in" fo:margin-bottom="0.0835in" fo:line-height="0.1665in" fo:text-indent="0in" style:auto-text-indent="false"/>
      <style:text-properties style:font-name="TheSansMonoConNormal"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Figure" style:family="paragraph" style:next-style-name="Figure_20_Caption">
      <style:paragraph-properties fo:margin-top="0.0835in" fo:margin-bottom="0.0138in" fo:text-align="center" style:justify-single-word="false" fo:orphans="2" fo:widows="2"/>
      <style:text-properties style:use-window-font-color="true" style:font-name="Arial" fo:font-size="9pt" fo:language="en" fo:country="US" style:font-name-asian="Times New Roman" style:font-size-asian="9pt" style:font-name-complex="Times New Roman" style:font-size-complex="10pt" style:language-complex="ar" style:country-complex="SA"/>
    </style:style>
    <style:style style:name="EndOfChapter" style:family="paragraph" style:parent-style-name="Text_20_body"/>
    <style:style style:name="Footnote_20_Text" style:display-name="Footnote Text" style:family="paragraph" style:parent-style-name="Standard">
      <style:text-properties fo:font-size="10pt" style:font-size-asian="10pt"/>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008in solid #000000" style:shadow="none" style:join-border="false"/>
    </style:style>
    <style:style style:name="Preformatted_20_Text" style:display-name="Preformatted Text" style:family="paragraph" style:parent-style-name="Standard" style:class="html">
      <style:paragraph-properties fo:margin-top="0in" fo:margin-bottom="0in"/>
      <style:text-properties style:font-name="Cumberland AMT" fo:font-size="10pt" style:font-name-asian="Cumberland AMT" style:font-size-asian="10pt" style:font-name-complex="Cumberland AMT" style:font-size-complex="10pt"/>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Symbol"/>
    </style:style>
    <style:style style:name="WW8Num12z1" style:family="text">
      <style:text-properties style:font-name="Courier New" style:font-name-complex="Courier New"/>
    </style:style>
    <style:style style:name="WW8Num12z2" style:family="text">
      <style:text-properties style:font-name="Wingdings"/>
    </style:style>
    <style:style style:name="WW8Num14z0" style:family="text">
      <style:text-properties style:font-name="Symbol" style:font-name-asian="Times New Roman" style:font-name-complex="Times New Roman"/>
    </style:style>
    <style:style style:name="WW8Num14z1" style:family="text">
      <style:text-properties style:font-name="Courier New"/>
    </style:style>
    <style:style style:name="WW8Num14z2" style:family="text">
      <style:text-properties style:font-name="Wingdings"/>
    </style:style>
    <style:style style:name="WW8Num14z3" style:family="text">
      <style:text-properties style:font-name="Symbol"/>
    </style:style>
    <style:style style:name="WW8Num15z1" style:family="text">
      <style:text-properties style:font-name="Wingdings"/>
    </style:style>
    <style:style style:name="WW8Num15z3" style:family="text">
      <style:text-properties style:font-name="Symbol"/>
    </style:style>
    <style:style style:name="WW8Num17z0" style:family="text">
      <style:text-properties style:font-name="Wingdings" fo:font-size="8pt" style:font-size-asian="8pt"/>
    </style:style>
    <style:style style:name="WW8Num17z1" style:family="text">
      <style:text-properties style:font-name="Courier New"/>
    </style:style>
    <style:style style:name="WW8Num17z2" style:family="text">
      <style:text-properties style:font-name="Wingdings"/>
    </style:style>
    <style:style style:name="WW8Num17z3" style:family="text">
      <style:text-properties style:font-name="Symbol"/>
    </style:style>
    <style:style style:name="WW8Num18z0" style:family="text">
      <style:text-properties style:font-name="Symbol" style:font-name-asian="Times New Roman" style:font-name-complex="Times New Roman"/>
    </style:style>
    <style:style style:name="WW8Num18z1" style:family="text">
      <style:text-properties style:font-name="Courier New"/>
    </style:style>
    <style:style style:name="WW8Num18z2" style:family="text">
      <style:text-properties style:font-name="Wingdings"/>
    </style:style>
    <style:style style:name="WW8Num18z3" style:family="text">
      <style:text-properties style:font-name="Symbol"/>
    </style:style>
    <style:style style:name="WW8Num19z0" style:family="text">
      <style:text-properties style:font-name="Symbol" style:font-name-asian="Times New Roman" style:font-name-complex="Times New Roman"/>
    </style:style>
    <style:style style:name="WW8Num19z1" style:family="text">
      <style:text-properties style:font-name="Courier New"/>
    </style:style>
    <style:style style:name="WW8Num19z2" style:family="text">
      <style:text-properties style:font-name="Wingdings"/>
    </style:style>
    <style:style style:name="WW8Num19z3" style:family="text">
      <style:text-properties style:font-name="Symbol"/>
    </style:style>
    <style:style style:name="WW8Num20z0" style:family="text">
      <style:text-properties style:font-name="Symbol" style:font-name-asian="Times New Roman" style:font-name-complex="Times New Roman"/>
    </style:style>
    <style:style style:name="WW8Num20z1" style:family="text">
      <style:text-properties style:font-name="Courier New"/>
    </style:style>
    <style:style style:name="WW8Num20z2" style:family="text">
      <style:text-properties style:font-name="Wingdings"/>
    </style:style>
    <style:style style:name="WW8Num20z3" style:family="text">
      <style:text-properties style:font-name="Symbol"/>
    </style:style>
    <style:style style:name="WW8Num22z1" style:family="text">
      <style:text-properties style:font-name="Wingdings"/>
    </style:style>
    <style:style style:name="WW8Num22z3" style:family="text">
      <style:text-properties style:font-name="Symbol"/>
    </style:style>
    <style:style style:name="WW8NumSt3z0" style:family="text">
      <style:text-properties style:font-name="CommonBullets" fo:font-size="10pt" style:font-size-asian="10pt" style:font-name-complex="Times New Roman" style:font-size-complex="10pt"/>
    </style:style>
    <style:style style:name="WW8NumSt4z0" style:family="text">
      <style:text-properties style:font-name="Wingdings" fo:font-size="8pt" style:font-size-asian="8pt" style:font-name-complex="Times New Roman" style:font-size-complex="8pt"/>
    </style:style>
    <style:style style:name="WW8NumSt6z0" style:family="text">
      <style:text-properties style:font-name="CommonBullets" fo:font-size="10pt" style:font-size-asian="10pt" style:font-name-complex="Times New Roman" style:font-size-complex="10pt"/>
    </style:style>
    <style:style style:name="WW8NumSt8z0" style:family="text">
      <style:text-properties style:font-name="Wingdings" fo:font-size="8pt" style:font-size-asian="8pt" style:font-name-complex="Times New Roman" style:font-size-complex="8pt"/>
    </style:style>
    <style:style style:name="WW8NumSt9z0" style:family="text">
      <style:text-properties style:font-name="Wingdings" fo:font-size="8pt" style:font-size-asian="8pt"/>
    </style:style>
    <style:style style:name="Default_20_Paragraph_20_Font" style:display-name="Default Paragraph Font" style:family="text"/>
    <style:style style:name="Code_20_Inline" style:display-name="Code Inline" style:family="text" style:parent-style-name="Default_20_Paragraph_20_Font">
      <style:text-properties fo:color="#008000" style:font-name="TheSansMonoConNormal" fo:font-size="10pt" style:font-size-asian="10pt" style:font-size-complex="10pt"/>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1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1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consecutive-numbering="true">
      <text:list-level-style-number text:level="1" style:num-prefix="*" style:num-format="1" text:start-value="0"/>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2">
      <text:list-level-style-bullet text:level="1" text:style-name="WW8Num12z0" style:num-suffix="." text:bullet-char="">
        <style:list-level-properties text:space-before="0.25in" text:min-label-width="0.25in"/>
        <style:text-properties style:font-name="Symbol"/>
      </text:list-level-style-bullet>
      <text:list-level-style-bullet text:level="2" text:style-name="WW8Num12z1" style:num-suffix="." text:bullet-char="o">
        <style:list-level-properties text:space-before="0.75in" text:min-label-width="0.25in"/>
        <style:text-properties fo:font-family="'Courier New'" style:font-family-generic="modern" style:font-pitch="fixed"/>
      </text:list-level-style-bullet>
      <text:list-level-style-bullet text:level="3" text:style-name="WW8Num12z2" style:num-suffix="." text:bullet-char="">
        <style:list-level-properties text:space-before="1.25in" text:min-label-width="0.25in"/>
        <style:text-properties style:font-name="Wingdings"/>
      </text:list-level-style-bullet>
      <text:list-level-style-bullet text:level="4" text:style-name="WW8Num12z0" style:num-suffix="." text:bullet-char="">
        <style:list-level-properties text:space-before="1.75in" text:min-label-width="0.25in"/>
        <style:text-properties style:font-name="Symbol"/>
      </text:list-level-style-bullet>
      <text:list-level-style-bullet text:level="5" text:style-name="WW8Num12z1" style:num-suffix="." text:bullet-char="o">
        <style:list-level-properties text:space-before="2.25in" text:min-label-width="0.25in"/>
        <style:text-properties fo:font-family="'Courier New'" style:font-family-generic="modern" style:font-pitch="fixed"/>
      </text:list-level-style-bullet>
      <text:list-level-style-bullet text:level="6" text:style-name="WW8Num12z2" style:num-suffix="." text:bullet-char="">
        <style:list-level-properties text:space-before="2.75in" text:min-label-width="0.25in"/>
        <style:text-properties style:font-name="Wingdings"/>
      </text:list-level-style-bullet>
      <text:list-level-style-bullet text:level="7" text:style-name="WW8Num12z0" style:num-suffix="." text:bullet-char="">
        <style:list-level-properties text:space-before="3.25in" text:min-label-width="0.25in"/>
        <style:text-properties style:font-name="Symbol"/>
      </text:list-level-style-bullet>
      <text:list-level-style-bullet text:level="8" text:style-name="WW8Num12z1" style:num-suffix="." text:bullet-char="o">
        <style:list-level-properties text:space-before="3.75in" text:min-label-width="0.25in"/>
        <style:text-properties fo:font-family="'Courier New'" style:font-family-generic="modern" style:font-pitch="fixed"/>
      </text:list-level-style-bullet>
      <text:list-level-style-bullet text:level="9" text:style-name="WW8Num12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0.4165in" text:min-label-width="0.25in"/>
        <style:text-properties style:font-name="Symbol"/>
      </text:list-level-style-bullet>
      <text:list-level-style-bullet text:level="2" text:style-name="WW8Num14z1" style:num-suffix="." text:bullet-char="o">
        <style:list-level-properties text:space-before="0.9165in" text:min-label-width="0.25in"/>
        <style:text-properties fo:font-family="'Courier New'" style:font-family-generic="modern" style:font-pitch="fixed"/>
      </text:list-level-style-bullet>
      <text:list-level-style-bullet text:level="3" text:style-name="WW8Num14z2" style:num-suffix="." text:bullet-char="">
        <style:list-level-properties text:space-before="1.4165in" text:min-label-width="0.25in"/>
        <style:text-properties style:font-name="Wingdings"/>
      </text:list-level-style-bullet>
      <text:list-level-style-bullet text:level="4" text:style-name="WW8Num14z3" style:num-suffix="." text:bullet-char="">
        <style:list-level-properties text:space-before="1.9165in" text:min-label-width="0.25in"/>
        <style:text-properties style:font-name="Symbol"/>
      </text:list-level-style-bullet>
      <text:list-level-style-bullet text:level="5" text:style-name="WW8Num14z1" style:num-suffix="." text:bullet-char="o">
        <style:list-level-properties text:space-before="2.4165in" text:min-label-width="0.25in"/>
        <style:text-properties fo:font-family="'Courier New'" style:font-family-generic="modern" style:font-pitch="fixed"/>
      </text:list-level-style-bullet>
      <text:list-level-style-bullet text:level="6" text:style-name="WW8Num14z2" style:num-suffix="." text:bullet-char="">
        <style:list-level-properties text:space-before="2.9165in" text:min-label-width="0.25in"/>
        <style:text-properties style:font-name="Wingdings"/>
      </text:list-level-style-bullet>
      <text:list-level-style-bullet text:level="7" text:style-name="WW8Num14z3" style:num-suffix="." text:bullet-char="">
        <style:list-level-properties text:space-before="3.4165in" text:min-label-width="0.25in"/>
        <style:text-properties style:font-name="Symbol"/>
      </text:list-level-style-bullet>
      <text:list-level-style-bullet text:level="8" text:style-name="WW8Num14z1" style:num-suffix="." text:bullet-char="o">
        <style:list-level-properties text:space-before="3.9165in" text:min-label-width="0.25in"/>
        <style:text-properties fo:font-family="'Courier New'" style:font-family-generic="modern" style:font-pitch="fixed"/>
      </text:list-level-style-bullet>
      <text:list-level-style-bullet text:level="9" text:style-name="WW8Num14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 style:num-format="">
        <style:list-level-properties text:space-before="0.25in" text:min-label-width="0.25in"/>
      </text:list-level-style-number>
      <text:list-level-style-bullet text:level="2" text:style-name="WW8Num15z1" style:num-suffix="." text:bullet-char="">
        <style:list-level-properties text:space-before="0.5in" text:min-label-width="0.25in"/>
        <style:text-properties style:font-name="Wingdings"/>
      </text:list-level-style-bullet>
      <text:list-level-style-bullet text:level="3" text:style-name="WW8Num15z1" style:num-suffix="." text:bullet-char="">
        <style:list-level-properties text:space-before="0.75in" text:min-label-width="0.25in"/>
        <style:text-properties style:font-name="Wingdings"/>
      </text:list-level-style-bullet>
      <text:list-level-style-bullet text:level="4" text:style-name="WW8Num15z3" style:num-suffix="." text:bullet-char="">
        <style:list-level-properties text:space-before="1in" text:min-label-width="0.25in"/>
        <style:text-properties style:font-name="Symbol"/>
      </text:list-level-style-bullet>
      <text:list-level-style-bullet text:level="5" text:style-name="WW8Num15z3" style:num-suffix="." text:bullet-char="">
        <style:list-level-properties text:space-before="1.25in" text:min-label-width="0.25in"/>
        <style:text-properties style:font-name="Symbol"/>
      </text:list-level-style-bullet>
      <text:list-level-style-bullet text:level="6" text:style-name="WW8Num15z1" style:num-suffix="." text:bullet-char="">
        <style:list-level-properties text:space-before="1.5in" text:min-label-width="0.25in"/>
        <style:text-properties style:font-name="Wingdings"/>
      </text:list-level-style-bullet>
      <text:list-level-style-bullet text:level="7" text:style-name="WW8Num15z1" style:num-suffix="." text:bullet-char="">
        <style:list-level-properties text:space-before="1.75in" text:min-label-width="0.25in"/>
        <style:text-properties style:font-name="Wingdings"/>
      </text:list-level-style-bullet>
      <text:list-level-style-bullet text:level="8" text:style-name="WW8Num15z3" style:num-suffix="." text:bullet-char="">
        <style:list-level-properties text:space-before="2in" text:min-label-width="0.25in"/>
        <style:text-properties style:font-name="Symbol"/>
      </text:list-level-style-bullet>
      <text:list-level-style-bullet text:level="9" text:style-name="WW8Num15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consecutive-numbering="true">
      <text:list-level-style-bullet text:level="1" text:style-name="WW8Num17z0" style:num-suffix="." text:bullet-char="">
        <style:list-level-properties text:space-before="0.6874in" text:min-label-width="0.25in"/>
        <style:text-properties style:font-name="Wingdings"/>
      </text:list-level-style-bullet>
      <text:list-level-style-bullet text:level="2" text:style-name="WW8Num17z1" style:num-suffix="." text:bullet-char="o">
        <style:list-level-properties text:space-before="1.1874in" text:min-label-width="0.25in"/>
        <style:text-properties fo:font-family="'Courier New'" style:font-family-generic="modern" style:font-pitch="fixed"/>
      </text:list-level-style-bullet>
      <text:list-level-style-bullet text:level="3" text:style-name="WW8Num17z2" style:num-suffix="." text:bullet-char="">
        <style:list-level-properties text:space-before="1.6874in" text:min-label-width="0.25in"/>
        <style:text-properties style:font-name="Wingdings"/>
      </text:list-level-style-bullet>
      <text:list-level-style-bullet text:level="4" text:style-name="WW8Num17z3" style:num-suffix="." text:bullet-char="">
        <style:list-level-properties text:space-before="2.1874in" text:min-label-width="0.25in"/>
        <style:text-properties style:font-name="Symbol"/>
      </text:list-level-style-bullet>
      <text:list-level-style-bullet text:level="5" text:style-name="WW8Num17z1" style:num-suffix="." text:bullet-char="o">
        <style:list-level-properties text:space-before="2.6874in" text:min-label-width="0.25in"/>
        <style:text-properties fo:font-family="'Courier New'" style:font-family-generic="modern" style:font-pitch="fixed"/>
      </text:list-level-style-bullet>
      <text:list-level-style-bullet text:level="6" text:style-name="WW8Num17z2" style:num-suffix="." text:bullet-char="">
        <style:list-level-properties text:space-before="3.1874in" text:min-label-width="0.25in"/>
        <style:text-properties style:font-name="Wingdings"/>
      </text:list-level-style-bullet>
      <text:list-level-style-bullet text:level="7" text:style-name="WW8Num17z3" style:num-suffix="." text:bullet-char="">
        <style:list-level-properties text:space-before="3.6874in" text:min-label-width="0.25in"/>
        <style:text-properties style:font-name="Symbol"/>
      </text:list-level-style-bullet>
      <text:list-level-style-bullet text:level="8" text:style-name="WW8Num17z1" style:num-suffix="." text:bullet-char="o">
        <style:list-level-properties text:space-before="4.1874in" text:min-label-width="0.25in"/>
        <style:text-properties fo:font-family="'Courier New'" style:font-family-generic="modern" style:font-pitch="fixed"/>
      </text:list-level-style-bullet>
      <text:list-level-style-bullet text:level="9" text:style-name="WW8Num17z2" style:num-suffix="." text:bullet-char="">
        <style:list-level-properties text:space-before="4.6874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4165in" text:min-label-width="0.25in"/>
        <style:text-properties style:font-name="Symbol"/>
      </text:list-level-style-bullet>
      <text:list-level-style-bullet text:level="2" text:style-name="WW8Num18z1" style:num-suffix="." text:bullet-char="o">
        <style:list-level-properties text:space-before="0.9165in" text:min-label-width="0.25in"/>
        <style:text-properties fo:font-family="'Courier New'" style:font-family-generic="modern" style:font-pitch="fixed"/>
      </text:list-level-style-bullet>
      <text:list-level-style-bullet text:level="3" text:style-name="WW8Num18z2" style:num-suffix="." text:bullet-char="">
        <style:list-level-properties text:space-before="1.4165in" text:min-label-width="0.25in"/>
        <style:text-properties style:font-name="Wingdings"/>
      </text:list-level-style-bullet>
      <text:list-level-style-bullet text:level="4" text:style-name="WW8Num18z3" style:num-suffix="." text:bullet-char="">
        <style:list-level-properties text:space-before="1.9165in" text:min-label-width="0.25in"/>
        <style:text-properties style:font-name="Symbol"/>
      </text:list-level-style-bullet>
      <text:list-level-style-bullet text:level="5" text:style-name="WW8Num18z1" style:num-suffix="." text:bullet-char="o">
        <style:list-level-properties text:space-before="2.4165in" text:min-label-width="0.25in"/>
        <style:text-properties fo:font-family="'Courier New'" style:font-family-generic="modern" style:font-pitch="fixed"/>
      </text:list-level-style-bullet>
      <text:list-level-style-bullet text:level="6" text:style-name="WW8Num18z2" style:num-suffix="." text:bullet-char="">
        <style:list-level-properties text:space-before="2.9165in" text:min-label-width="0.25in"/>
        <style:text-properties style:font-name="Wingdings"/>
      </text:list-level-style-bullet>
      <text:list-level-style-bullet text:level="7" text:style-name="WW8Num18z3" style:num-suffix="." text:bullet-char="">
        <style:list-level-properties text:space-before="3.4165in" text:min-label-width="0.25in"/>
        <style:text-properties style:font-name="Symbol"/>
      </text:list-level-style-bullet>
      <text:list-level-style-bullet text:level="8" text:style-name="WW8Num18z1" style:num-suffix="." text:bullet-char="o">
        <style:list-level-properties text:space-before="3.9165in" text:min-label-width="0.25in"/>
        <style:text-properties fo:font-family="'Courier New'" style:font-family-generic="modern" style:font-pitch="fixed"/>
      </text:list-level-style-bullet>
      <text:list-level-style-bullet text:level="9" text:style-name="WW8Num18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consecutive-numbering="true">
      <text:list-level-style-bullet text:level="1" text:style-name="WW8Num19z0" style:num-suffix="." text:bullet-char="">
        <style:list-level-properties text:space-before="0.4165in" text:min-label-width="0.25in"/>
        <style:text-properties style:font-name="Symbol"/>
      </text:list-level-style-bullet>
      <text:list-level-style-bullet text:level="2" text:style-name="WW8Num19z1" style:num-suffix="." text:bullet-char="o">
        <style:list-level-properties text:space-before="0.9165in" text:min-label-width="0.25in"/>
        <style:text-properties fo:font-family="'Courier New'" style:font-family-generic="modern" style:font-pitch="fixed"/>
      </text:list-level-style-bullet>
      <text:list-level-style-bullet text:level="3" text:style-name="WW8Num19z2" style:num-suffix="." text:bullet-char="">
        <style:list-level-properties text:space-before="1.4165in" text:min-label-width="0.25in"/>
        <style:text-properties style:font-name="Wingdings"/>
      </text:list-level-style-bullet>
      <text:list-level-style-bullet text:level="4" text:style-name="WW8Num19z3" style:num-suffix="." text:bullet-char="">
        <style:list-level-properties text:space-before="1.9165in" text:min-label-width="0.25in"/>
        <style:text-properties style:font-name="Symbol"/>
      </text:list-level-style-bullet>
      <text:list-level-style-bullet text:level="5" text:style-name="WW8Num19z1" style:num-suffix="." text:bullet-char="o">
        <style:list-level-properties text:space-before="2.4165in" text:min-label-width="0.25in"/>
        <style:text-properties fo:font-family="'Courier New'" style:font-family-generic="modern" style:font-pitch="fixed"/>
      </text:list-level-style-bullet>
      <text:list-level-style-bullet text:level="6" text:style-name="WW8Num19z2" style:num-suffix="." text:bullet-char="">
        <style:list-level-properties text:space-before="2.9165in" text:min-label-width="0.25in"/>
        <style:text-properties style:font-name="Wingdings"/>
      </text:list-level-style-bullet>
      <text:list-level-style-bullet text:level="7" text:style-name="WW8Num19z3" style:num-suffix="." text:bullet-char="">
        <style:list-level-properties text:space-before="3.4165in" text:min-label-width="0.25in"/>
        <style:text-properties style:font-name="Symbol"/>
      </text:list-level-style-bullet>
      <text:list-level-style-bullet text:level="8" text:style-name="WW8Num19z1" style:num-suffix="." text:bullet-char="o">
        <style:list-level-properties text:space-before="3.9165in" text:min-label-width="0.25in"/>
        <style:text-properties fo:font-family="'Courier New'" style:font-family-generic="modern" style:font-pitch="fixed"/>
      </text:list-level-style-bullet>
      <text:list-level-style-bullet text:level="9" text:style-name="WW8Num19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0" text:consecutive-numbering="true">
      <text:list-level-style-bullet text:level="1" text:style-name="WW8Num20z0" style:num-suffix="." text:bullet-char="">
        <style:list-level-properties text:space-before="0.4165in" text:min-label-width="0.25in"/>
        <style:text-properties style:font-name="Symbol"/>
      </text:list-level-style-bullet>
      <text:list-level-style-bullet text:level="2" text:style-name="WW8Num20z1" style:num-suffix="." text:bullet-char="o">
        <style:list-level-properties text:space-before="0.9165in" text:min-label-width="0.25in"/>
        <style:text-properties fo:font-family="'Courier New'" style:font-family-generic="modern" style:font-pitch="fixed"/>
      </text:list-level-style-bullet>
      <text:list-level-style-bullet text:level="3" text:style-name="WW8Num20z2" style:num-suffix="." text:bullet-char="">
        <style:list-level-properties text:space-before="1.4165in" text:min-label-width="0.25in"/>
        <style:text-properties style:font-name="Wingdings"/>
      </text:list-level-style-bullet>
      <text:list-level-style-bullet text:level="4" text:style-name="WW8Num20z3" style:num-suffix="." text:bullet-char="">
        <style:list-level-properties text:space-before="1.9165in" text:min-label-width="0.25in"/>
        <style:text-properties style:font-name="Symbol"/>
      </text:list-level-style-bullet>
      <text:list-level-style-bullet text:level="5" text:style-name="WW8Num20z1" style:num-suffix="." text:bullet-char="o">
        <style:list-level-properties text:space-before="2.4165in" text:min-label-width="0.25in"/>
        <style:text-properties fo:font-family="'Courier New'" style:font-family-generic="modern" style:font-pitch="fixed"/>
      </text:list-level-style-bullet>
      <text:list-level-style-bullet text:level="6" text:style-name="WW8Num20z2" style:num-suffix="." text:bullet-char="">
        <style:list-level-properties text:space-before="2.9165in" text:min-label-width="0.25in"/>
        <style:text-properties style:font-name="Wingdings"/>
      </text:list-level-style-bullet>
      <text:list-level-style-bullet text:level="7" text:style-name="WW8Num20z3" style:num-suffix="." text:bullet-char="">
        <style:list-level-properties text:space-before="3.4165in" text:min-label-width="0.25in"/>
        <style:text-properties style:font-name="Symbol"/>
      </text:list-level-style-bullet>
      <text:list-level-style-bullet text:level="8" text:style-name="WW8Num20z1" style:num-suffix="." text:bullet-char="o">
        <style:list-level-properties text:space-before="3.9165in" text:min-label-width="0.25in"/>
        <style:text-properties fo:font-family="'Courier New'" style:font-family-generic="modern" style:font-pitch="fixed"/>
      </text:list-level-style-bullet>
      <text:list-level-style-bullet text:level="9" text:style-name="WW8Num20z2" style:num-suffix="." text:bullet-char="">
        <style:list-level-properties text:space-before="4.416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 style:num-format="">
        <style:list-level-properties text:space-before="0.25in" text:min-label-width="0.25in"/>
      </text:list-level-style-number>
      <text:list-level-style-bullet text:level="2" text:style-name="WW8Num22z1" style:num-suffix="." text:bullet-char="">
        <style:list-level-properties text:space-before="0.5in" text:min-label-width="0.25in"/>
        <style:text-properties style:font-name="Wingdings"/>
      </text:list-level-style-bullet>
      <text:list-level-style-bullet text:level="3" text:style-name="WW8Num22z1" style:num-suffix="." text:bullet-char="">
        <style:list-level-properties text:space-before="0.75in" text:min-label-width="0.25in"/>
        <style:text-properties style:font-name="Wingdings"/>
      </text:list-level-style-bullet>
      <text:list-level-style-bullet text:level="4" text:style-name="WW8Num22z3" style:num-suffix="." text:bullet-char="">
        <style:list-level-properties text:space-before="1in" text:min-label-width="0.25in"/>
        <style:text-properties style:font-name="Symbol"/>
      </text:list-level-style-bullet>
      <text:list-level-style-bullet text:level="5" text:style-name="WW8Num22z3" style:num-suffix="." text:bullet-char="">
        <style:list-level-properties text:space-before="1.25in" text:min-label-width="0.25in"/>
        <style:text-properties style:font-name="Symbol"/>
      </text:list-level-style-bullet>
      <text:list-level-style-bullet text:level="6" text:style-name="WW8Num22z1" style:num-suffix="." text:bullet-char="">
        <style:list-level-properties text:space-before="1.5in" text:min-label-width="0.25in"/>
        <style:text-properties style:font-name="Wingdings"/>
      </text:list-level-style-bullet>
      <text:list-level-style-bullet text:level="7" text:style-name="WW8Num22z1" style:num-suffix="." text:bullet-char="">
        <style:list-level-properties text:space-before="1.75in" text:min-label-width="0.25in"/>
        <style:text-properties style:font-name="Wingdings"/>
      </text:list-level-style-bullet>
      <text:list-level-style-bullet text:level="8" text:style-name="WW8Num22z3" style:num-suffix="." text:bullet-char="">
        <style:list-level-properties text:space-before="2in" text:min-label-width="0.25in"/>
        <style:text-properties style:font-name="Symbol"/>
      </text:list-level-style-bullet>
      <text:list-level-style-bullet text:level="9" text:style-name="WW8Num22z3"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shadow="none" fo:background-color="transparent" style:writing-mode="lr-tb" style:layout-grid-color="#c0c0c0" style:layout-grid-lines="35" style:layout-grid-base-height="0.1665in" style:layout-grid-ruby-height="0.0835in" style:layout-grid-mode="none" style:layout-grid-ruby-below="false" style:layout-grid-print="false" style:layout-grid-display="false"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2$Build-9286</meta:generator>
    <dc:title>Exploration 63 - Multiple Inheritance</dc:title>
    <dc:subject>Exploring C++</dc:subject>
    <meta:initial-creator>Ray Lischner</meta:initial-creator>
    <meta:creation-date>2006-03-30T10:01:31</meta:creation-date>
    <dc:creator>Ray Lischner</dc:creator>
    <dc:date>2008-10-05T16:51:11</dc:date>
    <meta:editing-cycles>133</meta:editing-cycles>
    <meta:editing-duration>PT20H4M56S</meta:editing-duration>
    <meta:user-defined meta:name="codex-configfile">apress-cpp-dox.xml</meta:user-defined>
    <meta:user-defined meta:name="codex-chapter-number">63</meta:user-defined>
    <meta:user-defined meta:name="Info 4"/>
    <meta:user-defined meta:name="codex-doxygen"/>
    <meta:document-statistic meta:table-count="0" meta:image-count="0" meta:object-count="0" meta:page-count="12" meta:paragraph-count="357" meta:word-count="3257" meta:character-count="20629"/>
  </office:meta>
</office:document-meta>
</file>